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3">
      <style:graphic-properties draw:fill="none" draw:stroke="solid" svg:stroke-width="0.01042in" svg:stroke-color="#000000" draw:marker-end="a742" svg:stroke-opacity="100%"/>
    </style:style>
    <style:style style:family="graphic" style:name="a744">
      <style:graphic-properties draw:fill="none" draw:stroke="solid" svg:stroke-width="0.01042in" svg:stroke-color="#000000" svg:stroke-opacity="100%"/>
    </style:style>
    <style:style style:family="graphic" style:name="a746">
      <style:graphic-properties draw:fill="none" draw:stroke="solid" svg:stroke-width="0.01042in" svg:stroke-color="#000000" draw:marker-end="a745" svg:strok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1">
      <style:graphic-properties draw:fill="none" draw:stroke="solid" svg:stroke-width="0.01389in" svg:stroke-color="#000000" draw:marker-end="a870" svg:stroke-opacity="100%"/>
    </style:style>
    <style:style style:family="graphic" style:name="a872">
      <style:graphic-properties draw:fill="none" draw:stroke="solid" svg:stroke-width="0.01389in" svg:stroke-color="#000000" svg:stroke-opacity="100%"/>
    </style:style>
    <style:style style:family="graphic" style:name="a873">
      <style:graphic-properties draw:fill="none" draw:stroke="solid" svg:stroke-width="0.01389in" svg:stroke-color="#000000" svg:stroke-opacity="100%"/>
    </style:style>
    <style:style style:family="graphic" style:name="a874">
      <style:graphic-properties draw:fill="none" draw:stroke="solid" svg:stroke-width="0.01389in" svg:stroke-color="#000000" svg:stroke-opacity="100%"/>
    </style:style>
    <style:style style:family="graphic" style:name="a876">
      <style:graphic-properties draw:fill="none" draw:stroke="solid" svg:stroke-width="0.01042in" svg:stroke-color="#000000" draw:marker-end="a875" svg:stroke-opacity="100%"/>
    </style:style>
    <style:style style:family="graphic" style:name="a877">
      <style:graphic-properties draw:fill="none" draw:stroke="solid" svg:stroke-width="0.01389in" svg:stroke-color="#000000" svg:strok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042in" svg:stroke-color="#000000" svg:stroke-opacity="100%"/>
    </style:style>
    <style:style style:family="graphic" style:name="a625">
      <style:graphic-properties draw:fill="none" draw:stroke="solid" svg:stroke-width="0.01042in" svg:stroke-color="#000000" draw:marker-end="a624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4">
      <style:graphic-properties draw:fill="none" draw:stroke="solid" svg:stroke-width="0.01042in" svg:stroke-color="#000000" svg:stroke-opacity="100%"/>
    </style:style>
    <style:style style:family="graphic" style:name="a755">
      <style:graphic-properties draw:fill="none" draw:stroke="solid" svg:stroke-width="0.01042in" svg:stroke-color="#000000" svg:stroke-opacity="100%"/>
    </style:style>
    <style:style style:family="graphic" style:name="a757">
      <style:graphic-properties draw:fill="none" draw:stroke="solid" svg:stroke-width="0.01042in" svg:stroke-color="#000000" draw:marker-end="a756" svg:stroke-opacity="100%"/>
    </style:style>
    <style:style style:family="graphic" style:name="a759">
      <style:graphic-properties draw:fill="none" draw:stroke="solid" svg:stroke-width="0.01042in" svg:stroke-color="#000000" draw:marker-end="a758" svg:stroke-opacity="100%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1">
      <style:graphic-properties draw:fill="none" draw:stroke="solid" svg:stroke-width="0.01389in" svg:stroke-color="#000000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draw:fill="none" draw:stroke="solid" svg:stroke-width="0.01389in" svg:stroke-color="#000000" svg:stroke-opacity="100%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none" draw:stroke="solid" svg:stroke-width="0.01042in" svg:stroke-color="#000000" draw:marker-end="a504" svg:stroke-opacity="100%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none" draw:stroke="solid" svg:stroke-width="0.01389in" svg:stroke-color="#000000" svg:stroke-opacity="100%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9">
      <style:graphic-properties draw:fill="none" draw:stroke="solid" svg:stroke-width="0.02083in" svg:stroke-color="#000000" draw:marker-end="a638" svg:stroke-opacity="100%"/>
    </style:style>
    <style:style style:family="graphic" style:name="a761">
      <style:graphic-properties draw:fill="none" draw:stroke="solid" svg:stroke-width="0.01042in" svg:stroke-color="#000000" draw:marker-end="a760" svg:stroke-opacity="100%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6">
      <style:graphic-properties draw:fill="none" draw:stroke="solid" svg:stroke-width="0.01042in" svg:stroke-color="#000000" draw:marker-end="a765" svg:stroke-opacity="100%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0">
      <style:graphic-properties draw:fill="none" draw:stroke="solid" svg:stroke-width="0.01042in" svg:stroke-color="#000000" draw:marker-end="a509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draw:fill="none" draw:stroke="solid" svg:stroke-width="0.01042in" svg:stroke-color="#000000" draw:marker-end="a516" svg:stroke-opacity="100%"/>
    </style:style>
    <style:style style:family="graphic" style:name="a519">
      <style:graphic-properties draw:fill="none" draw:stroke="solid" svg:stroke-width="0.01042in" svg:stroke-color="#000000" draw:marker-end="a518" svg:stroke-opacity="100%"/>
    </style:style>
    <style:style style:family="graphic" style:name="a640">
      <style:graphic-properties draw:fill="none" draw:stroke="solid" svg:stroke-width="0.01042in" svg:stroke-color="#000000" svg:stroke-opacity="100%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648">
      <style:graphic-properties draw:fill="none" draw:stroke="solid" svg:stroke-width="0.02083in" svg:stroke-color="#000000" draw:marker-end="a647" svg:strok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1042in" svg:stroke-color="#000000" draw:marker-end="a770" svg:stroke-opacity="100%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6">
      <style:graphic-properties draw:fill="none" draw:stroke="solid" svg:stroke-width="0.01042in" svg:stroke-color="#000000" draw:marker-end="a775" svg:stroke-opacity="10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000000" draw:marker-end="a520" svg:stroke-opacity="100%"/>
    </style:style>
    <style:style style:family="graphic" style:name="a523">
      <style:graphic-properties draw:fill="none" draw:stroke="solid" svg:stroke-width="0.01042in" svg:stroke-color="#000000" draw:marker-end="a522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781">
      <style:graphic-properties draw:fill="none" draw:stroke="solid" svg:stroke-width="0.01042in" svg:stroke-color="#000000" draw:marker-end="a780" svg:stroke-opacity="100%"/>
    </style:style>
    <style:style style:family="graphic" style:name="a783">
      <style:graphic-properties draw:fill="none" draw:stroke="solid" svg:stroke-width="0.01042in" svg:stroke-color="#000000" draw:marker-end="a782" svg:stroke-opacity="100%"/>
    </style:style>
    <style:style style:family="graphic" style:name="a401">
      <style:graphic-properties draw:fill="none" draw:stroke="solid" svg:stroke-width="0.01042in" svg:stroke-color="#000000" draw:marker-end="a4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draw:fill="none" draw:stroke="solid" svg:stroke-width="0.01042in" svg:stroke-color="#000000" draw:marker-end="a784" svg:stroke-opacity="100%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none" draw:stroke="solid" svg:stroke-width="0.01042in" svg:stroke-color="#000000" draw:marker-end="a407" svg:stroke-opacity="100%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35">
      <style:graphic-properties draw:fill="none" draw:stroke="solid" svg:stroke-width="0.01042in" svg:stroke-color="#000000" draw:marker-end="a534" svg:stroke-opacity="100%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draw:fill="none" draw:stroke="solid" svg:stroke-width="0.02083in" svg:stroke-color="#000000" draw:marker-end="a659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791">
      <style:graphic-properties draw:fill="none" draw:stroke="solid" svg:stroke-width="0.04167in" svg:stroke-color="#000000" svg:strok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042in" svg:stroke-color="#000000" draw:marker-end="a409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none" draw:stroke="solid" svg:stroke-width="0.01042in" svg:stroke-color="#000000" draw:marker-end="a411" svg:stroke-opacity="100%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none" draw:stroke="solid" svg:stroke-width="0.01389in" svg:stroke-color="#000000" draw:marker-end="a418" svg:stroke-opacity="100%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none" draw:stroke="solid" svg:stroke-width="0.01042in" svg:stroke-color="#000000" draw:marker-end="a543" svg:stroke-opacity="100%"/>
    </style:style>
    <style:style style:family="graphic" style:name="a546">
      <style:graphic-properties draw:fill="none" draw:stroke="solid" svg:stroke-width="0.01042in" svg:stroke-color="#000000" draw:marker-end="a545" svg:stroke-opacity="100%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1042in" svg:stroke-color="#000000" svg:stroke-opacity="100%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none" draw:stroke="solid" svg:stroke-width="0.01042in" svg:stroke-color="#000000" draw:marker-end="a550" svg:strok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none" draw:stroke="solid" svg:stroke-width="0.01042in" svg:stroke-color="#000000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4167in" svg:stroke-color="#000000" svg:stroke-opacity="100%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61">
      <style:graphic-properties draw:fill="none" draw:stroke="solid" svg:stroke-width="0.01042in" svg:stroke-color="#000000" draw:marker-end="a560" svg:stroke-opacity="100%"/>
    </style:style>
    <style:style style:family="graphic" style:name="a563">
      <style:graphic-properties draw:fill="none" draw:stroke="solid" svg:stroke-width="0.01042in" svg:stroke-color="#000000" draw:marker-end="a562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2">
      <style:graphic-properties draw:fill="none" draw:stroke="solid" svg:stroke-width="0.02083in" svg:stroke-color="#000000" draw:marker-end="a691" svg:stroke-opacity="100%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none" draw:stroke="solid" svg:stroke-width="0.01042in" svg:stroke-color="#000000" draw:marker-end="a574" svg:stroke-opacity="100%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none" draw:stroke="solid" svg:stroke-width="0.01042in" svg:stroke-color="#000000" svg:stroke-opacity="100%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none" draw:stroke="solid" svg:stroke-width="0.01042in" svg:stroke-color="#000000" draw:marker-end="a577" svg:stroke-opacity="100%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none" draw:stroke="solid" svg:stroke-width="0.01389in" svg:stroke-color="#000000" svg:stroke-opacity="100%"/>
    </style:style>
    <style:style style:family="graphic" style:name="a909">
      <style:graphic-properties draw:fill="none" draw:stroke="solid" svg:stroke-width="0.01389in" svg:stroke-color="#000000" svg:stroke-opacity="100%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5">
      <style:graphic-properties draw:fill="none" draw:stroke="solid" svg:stroke-width="0.01042in" svg:stroke-color="#000000" draw:marker-end="a584" svg:stroke-opacity="100%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none" draw:stroke="solid" svg:stroke-width="0.01042in" svg:stroke-color="#000000" draw:marker-end="a459" svg:stroke-opacity="100%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90">
      <style:graphic-properties draw:fill="none" draw:stroke="solid" svg:stroke-width="0.01042in" svg:stroke-color="#000000" draw:marker-end="a589" svg:stroke-opacity="100%"/>
    </style:style>
    <style:style style:family="graphic" style:name="a591">
      <style:graphic-properties draw:fill="none" draw:stroke="solid" svg:stroke-width="0.01042in" svg:stroke-color="#000000" svg:stroke-opacity="100%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042in" svg:stroke-color="#000000" draw:marker-end="a592" svg:stroke-opacity="100%"/>
    </style:style>
    <style:style style:family="graphic" style:name="a594">
      <style:graphic-properties draw:fill="none" draw:stroke="solid" svg:stroke-width="0.01042in" svg:stroke-color="#000000" svg:stroke-opacity="100%"/>
    </style:style>
    <style:style style:family="graphic" style:name="a922">
      <style:graphic-properties draw:fill="none" draw:stroke="solid" svg:stroke-width="0.01389in" svg:stroke-color="#000000" draw:marker-end="a921" svg:stroke-opacity="100%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draw:fill="none" draw:stroke="solid" svg:stroke-width="0.01389in" svg:stroke-color="#000000" draw:marker-end="a923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97" svg:stroke-width="0.02778in" svg:stroke-color="#ffff00" svg:stroke-opacity="100%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none" draw:stroke="solid" svg:stroke-width="0.01042in" svg:stroke-color="#000000" draw:marker-end="a799" svg:stroke-opacity="100%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05">
      <style:graphic-properties draw:fill="none" draw:stroke="solid" svg:stroke-width="0.01042in" svg:stroke-color="#000000" draw:marker-end="a804" svg:stroke-opacity="100%"/>
    </style:style>
    <style:style style:family="graphic" style:name="a477">
      <style:graphic-properties draw:fill="none" draw:stroke="solid" svg:stroke-width="0.01042in" svg:stroke-color="#000000" draw:marker-end="a476" svg:stroke-opacity="100%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000000" draw:marker-end="a478" svg:stroke-opacity="100%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38">
      <style:graphic-properties draw:fill="none" draw:stroke="solid" svg:stroke-width="0.01042in" svg:stroke-color="#000000" draw:marker-end="a937" svg:stroke-opacity="100%"/>
    </style:style>
    <style:style style:family="graphic" style:name="a939">
      <style:graphic-properties draw:fill="none" draw:stroke="solid" svg:stroke-width="0.01389in" svg:stroke-color="#000000" svg:stroke-opacity="100%"/>
    </style:style>
    <style:style style:family="graphic" style:name="a1000">
      <style:graphic-properties draw:fill="none" draw:stroke="solid" svg:stroke-width="0.01042in" svg:stroke-color="#000000" svg:stroke-opacity="100%"/>
    </style:style>
    <style:style style:family="graphic" style:name="a1001">
      <style:graphic-properties draw:fill="none" draw:stroke="solid" svg:stroke-width="0.01042in" svg:stroke-color="#000000" svg:stroke-opacity="100%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6">
      <style:graphic-properties draw:fill="none" draw:stroke="solid" svg:stroke-width="0.01042in" svg:stroke-color="#000000" svg:stroke-opacity="100%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none" draw:stroke="solid" svg:stroke-width="0.01042in" svg:stroke-color="#000000" draw:marker-end="a810" svg:stroke-opacity="100%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7">
      <style:graphic-properties draw:fill="none" draw:stroke="solid" svg:stroke-width="0.01042in" svg:stroke-color="#000000" draw:marker-end="a486" svg:stroke-opacity="100%"/>
    </style:style>
    <style:style style:family="graphic" style:name="a488">
      <style:graphic-properties draw:fill="none" draw:stroke="solid" svg:stroke-width="0.01042in" svg:stroke-color="#000000" svg:stroke-opacity="100%"/>
    </style:style>
    <style:style style:family="graphic" style:name="a817">
      <style:graphic-properties draw:fill="none" draw:stroke="solid" svg:stroke-width="0.02083in" svg:stroke-color="#000000" draw:marker-end="a816" svg:stroke-opacity="100%"/>
    </style:style>
    <style:style style:family="graphic" style:name="a819">
      <style:graphic-properties draw:fill="none" draw:stroke="solid" svg:stroke-width="0.02083in" svg:stroke-color="#000000" draw:marker-end="a818" svg:stroke-opacity="100%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none" draw:stroke="solid" svg:stroke-width="0.01042in" svg:stroke-color="#000000" svg:stroke-opacity="100%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042in" svg:stroke-color="#000000" draw:marker-end="a489" svg:stroke-opacity="100%"/>
    </style:style>
    <style:style style:family="graphic" style:name="a491">
      <style:graphic-properties draw:fill="none" draw:stroke="solid" svg:stroke-width="0.01042in" svg:stroke-color="#000000" svg:stroke-opacity="100%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000000" draw:marker-end="a495" svg:stroke-opacity="100%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draw:fill="none" draw:stroke="solid" svg:stroke-width="0.01042in" svg:stroke-color="#000000" draw:marker-end="a826" svg:stroke-opacity="100%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draw:fill="none" draw:stroke="solid" svg:stroke-width="0.01042in" svg:stroke-color="#000000" draw:marker-end="a828" svg:stroke-opacity="100%"/>
    </style:style>
    <style:style style:family="graphic" style:name="a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draw:fill="none" draw:stroke="solid" svg:stroke-width="0.01042in" svg:stroke-color="#000000" draw:marker-end="a707" svg:stroke-opacity="100%"/>
    </style:style>
    <style:style style:family="graphic" style:name="a709">
      <style:graphic-properties draw:fill="none" draw:stroke="solid" svg:stroke-width="0.01042in" svg:stroke-color="#000000" svg:stroke-opacity="100%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1042in" svg:stroke-color="#000000" draw:marker-end="a833" svg:stroke-opacity="100%"/>
    </style:style>
    <style:style style:family="graphic" style:name="a836">
      <style:graphic-properties draw:fill="none" draw:stroke="solid" svg:stroke-width="0.01042in" svg:stroke-color="#000000" draw:marker-end="a835" svg:stroke-opacity="100%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964">
      <style:graphic-properties draw:fill="none" draw:stroke="solid" svg:stroke-width="0.01042in" svg:stroke-color="#000000" svg:stroke-opacity="100%"/>
    </style:style>
    <style:style style:family="graphic" style:name="a966">
      <style:graphic-properties draw:fill="none" draw:stroke="solid" svg:stroke-width="0.01042in" svg:stroke-color="#000000" draw:marker-end="a965" svg:stroke-opacity="100%"/>
    </style:style>
    <style:style style:family="graphic" style:name="a968">
      <style:graphic-properties draw:fill="none" draw:stroke="solid" svg:stroke-width="0.01042in" svg:stroke-color="#000000" draw:marker-end="a967" svg:stroke-opacity="100%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9">
      <style:graphic-properties draw:fill="none" draw:stroke="solid" svg:stroke-width="0.01042in" svg:stroke-color="#000000" draw:marker-end="a718" svg:stroke-opacity="100%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graphic" style:name="a847">
      <style:graphic-properties draw:fill="none" draw:stroke="solid" svg:stroke-width="0.01042in" svg:stroke-color="#000000" draw:marker-end="a846" svg:strok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none" draw:stroke="solid" svg:stroke-width="0.01042in" svg:stroke-color="#000000" svg:stroke-opacity="100%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2083in" svg:stroke-color="#000000" draw:marker-end="a397" svg:stroke-opacity="100%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none" draw:stroke="solid" svg:stroke-width="0.01042in" svg:stroke-color="#000000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none" draw:stroke="solid" svg:stroke-width="0.01042in" svg:stroke-color="#000000" draw:marker-end="a854" svg:stroke-opacity="100%"/>
    </style:style>
    <style:style style:family="graphic" style:name="a857">
      <style:graphic-properties draw:fill="none" draw:stroke="solid" svg:stroke-width="0.01042in" svg:stroke-color="#000000" draw:marker-end="a856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000000" svg:stroke-opacity="100%"/>
    </style:style>
    <style:style style:family="graphic" style:name="a609">
      <style:graphic-properties draw:fill="none" draw:stroke="solid" svg:stroke-width="0.01042in" svg:stroke-color="#000000" draw:marker-end="a608" svg:stroke-opacity="100%"/>
    </style:style>
    <style:style style:family="graphic" style:name="a730">
      <style:graphic-properties draw:fill="none" draw:stroke="solid" svg:stroke-width="0.01042in" svg:stroke-color="#000000" svg:stroke-opacity="100%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7">
      <style:graphic-properties draw:fill="none" draw:stroke="solid" svg:stroke-width="0.01042in" svg:stroke-color="#000000" svg:stroke-opacity="100%"/>
    </style:style>
    <style:style style:family="graphic" style:name="a738">
      <style:graphic-properties draw:fill="none" draw:stroke="solid" svg:stroke-width="0.01042in" svg:stroke-color="#000000" svg:stroke-opacity="100%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solid" svg:stroke-width="0.01042in" svg:stroke-color="#000000" draw:marker-end="a996" svg:stroke-opacity="100%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solid" svg:stroke-width="0.01042in" svg:stroke-color="#000000" draw:marker-end="a998" svg:stroke-opacity="100%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356" draw:master-page-name="Master1-Layout1-title-Title-Slide" presentation:presentation-page-layout-name="Master1-PPL1">
        <draw:custom-shape svg:x="1.04538in" svg:y="0.3015in" svg:width="8.6163in" svg:height="6.91345in" draw:id="id63" draw:style-name="a359" draw:name="Rectangle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9328in" svg:y="0.36907in" svg:width="6.8479in" svg:height="6.45214in" draw:id="id64" draw:style-name="a362" draw:name="Rectangle 5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66" draw:name="TextBox 177" svg:x="3.3186in" svg:y="2.84506in" svg:width="0.74141in" svg:height="0.26927in">
          <draw:text-box>
            <text:p text:style-name="a365" text:class-names="" text:cond-style-name=""><text:span text:style-name="a363" text:class-names="">clk_191</text:span><text:span text:style-name="a364" text:class-names=""/></text:p>
          </draw:text-box>
          <svg:title/>
          <svg:desc/>
        </draw:frame>
        <draw:frame draw:id="id66" draw:style-name="a369" draw:name="TextBox 4" svg:x="8.69862in" svg:y="0.20695in" svg:width="1.06972in" svg:height="0.40391in">
          <draw:text-box>
            <text:p text:style-name="a368" text:class-names="" text:cond-style-name=""><text:span text:style-name="a367" text:class-names="">DE1-SoC</text:span></text:p>
          </draw:text-box>
          <svg:title/>
          <svg:desc/>
        </draw:frame>
        <draw:frame draw:id="id67" draw:style-name="a374" draw:name="TextBox 7" svg:x="6.98069in" svg:y="2.62187in" svg:width="1.83434in" svg:height="0.40391in">
          <draw:text-box>
            <text:p text:style-name="a373" text:class-names="" text:cond-style-name=""><text:span text:style-name="a370" text:class-names="">FPGA-Cyclone<text:s text:c="1"/></text:span><text:span text:style-name="a371" text:class-names="">V</text:span><text:span text:style-name="a372" text:class-names=""/></text:p>
          </draw:text-box>
          <svg:title/>
          <svg:desc/>
        </draw:frame>
        <draw:custom-shape svg:x="1.90995in" svg:y="0.36907in" svg:width="6.8479in" svg:height="2.3171in" draw:id="id68" draw:style-name="a377" draw:name="Rectangle 6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80" draw:name="TextBox 8" svg:x="8.11283in" svg:y="0.34337in" svg:width="0.60516in" svg:height="0.40391in">
          <draw:text-box>
            <text:p text:style-name="a379" text:class-names="" text:cond-style-name=""><text:span text:style-name="a378" text:class-names="">HPS</text:span></text:p>
          </draw:text-box>
          <svg:title/>
          <svg:desc/>
        </draw:frame>
        <draw:custom-shape svg:x="1.99397in" svg:y="0.44138in" svg:width="1.57448in" svg:height="1.31607in" draw:id="id70" draw:style-name="a383" draw:name="Rectangle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4177in" svg:y="2.93681in" svg:width="0.80588in" svg:height="0.47713in" draw:id="id71" draw:style-name="a386" draw:name="Rectangle 11">
          <svg:title/>
          <svg:desc/>
          <text:p text:style-name="a385" text:class-names="" text:cond-style-name=""><text:span text:style-name="a384" text:class-names="">PLL VGA cloc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2723in" svg:y="2.86634in" svg:width="0.70874in" svg:height="0.56867in" draw:id="id72" draw:style-name="a391" draw:name="Rectangle 13">
          <svg:title/>
          <svg:desc/>
          <text:p text:style-name="a388" text:class-names="" text:cond-style-name=""><text:span text:style-name="a387" text:class-names="">50MHz</text:span></text:p>
          <text:p text:style-name="a390" text:class-names="" text:cond-style-name=""><text:span text:style-name="a389" text:class-names="">OS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72in" svg:y="5.17234in" svg:width="0.81881in" svg:height="0.43312in" draw:id="id73" draw:style-name="a396" draw:name="Rectangle 92">
          <svg:title/>
          <svg:desc/>
          <text:p text:style-name="a393" text:class-names="" text:cond-style-name=""><text:span text:style-name="a392" text:class-names="">Camera<text:s text:c="1"/></text:span></text:p>
          <text:p text:style-name="a395" text:class-names="" text:cond-style-name=""><text:span text:style-name="a394" text:class-names="">Cap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4655in" svg:y1="5.40141in" svg:x2="2.6272in" svg:y2="5.4069in" draw:id="id74" draw:style-name="a398" draw:name="Straight Arrow Connector 93">
          <svg:title/>
          <svg:desc/>
        </draw:connector>
        <draw:connector draw:type="line" svg:x1="4.28064in" svg:y1="3.14231in" svg:x2="5.44431in" svg:y2="3.14232in" draw:id="id75" draw:style-name="a399" draw:name="Straight Connector 136">
          <svg:title/>
          <svg:desc/>
        </draw:connector>
        <draw:connector draw:type="line" svg:x1="1.83597in" svg:y1="3.15067in" draw:start-shape="id72" draw:start-glue-point="1" svg:x2="2.54177in" svg:y2="3.15067in" draw:id="id76" draw:style-name="a401" draw:name="Straight Arrow Connector 140">
          <svg:title/>
          <svg:desc/>
        </draw:connector>
        <draw:custom-shape svg:x="3.43776in" svg:y="6.89996in" svg:width="1.37313in" svg:height="0.21557in" draw:id="id77" draw:style-name="a406" draw:name="Rectangle 142">
          <svg:title/>
          <svg:desc/>
          <text:p text:style-name="a405" text:class-names="" text:cond-style-name=""><text:span text:style-name="a402" text:class-names="">SDRAM<text:s text:c="1"/></text:span><text:span text:style-name="a403" text:class-names="">64MB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4701in" svg:y1="3.08328in" svg:x2="3.94961in" svg:y2="4.3096in" draw:id="id78" draw:style-name="a408" draw:name="Straight Arrow Connector 155">
          <svg:title/>
          <svg:desc/>
        </draw:connector>
        <draw:connector draw:type="line" svg:x1="5.22104in" svg:y1="2.83602in" svg:x2="5.22104in" svg:y2="3.14231in" draw:id="id79" draw:style-name="a410" draw:name="Straight Arrow Connector 158">
          <svg:title/>
          <svg:desc/>
        </draw:connector>
        <draw:connector draw:type="line" svg:x1="4.87003in" svg:y1="5.53282in" svg:x2="4.87003in" svg:y2="5.6536in" draw:id="id80" draw:style-name="a412" draw:name="Straight Arrow Connector 180">
          <svg:title/>
          <svg:desc/>
        </draw:connector>
        <draw:custom-shape svg:x="0.21039in" svg:y="4.16515in" svg:width="1.24591in" svg:height="1.55425in" draw:id="id81" draw:style-name="a417" draw:name="Rectangle 236">
          <svg:title/>
          <svg:desc/>
          <text:p text:style-name="a414" text:class-names="" text:cond-style-name=""><text:span text:style-name="a413" text:class-names="">TRDB-D5M</text:span></text:p>
          <text:p text:style-name="a416" text:class-names="" text:cond-style-name=""><text:span text:style-name="a415" text:class-names="">5Mpix camer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64621in" svg:y1="6.27708in" svg:x2="8.89074in" svg:y2="6.2736in" draw:id="id82" draw:style-name="a419" draw:name="Straight Arrow Connector 238">
          <svg:title/>
          <svg:desc/>
        </draw:connector>
        <draw:connector draw:type="line" svg:x1="2.2717in" svg:y1="5.44864in" svg:x2="2.38688in" svg:y2="5.37049in" draw:id="id83" draw:style-name="a420" draw:name="Straight Connector 1086">
          <svg:title/>
          <svg:desc/>
        </draw:connector>
        <draw:frame draw:id="id84" draw:style-name="a423" draw:name="TextBox 245" svg:x="2.17569in" svg:y="5.37831in" svg:width="0.35973in" svg:height="0.2861in">
          <draw:text-box>
            <text:p text:style-name="a422" text:class-names="" text:cond-style-name=""><text:span text:style-name="a421" text:class-names="">12</text:span></text:p>
          </draw:text-box>
          <svg:title/>
          <svg:desc/>
        </draw:frame>
        <draw:custom-shape svg:x="1.1101in" svg:y="1.84527in" svg:width="0.70874in" svg:height="0.56867in" draw:id="id85" draw:style-name="a429" draw:name="Rectangle 13">
          <svg:title/>
          <svg:desc/>
          <text:p text:style-name="a425" text:class-names="" text:cond-style-name=""><text:span text:style-name="a424" text:class-names="">SDRAM</text:span></text:p>
          <text:p text:style-name="a428" text:class-names="" text:cond-style-name=""><text:span text:style-name="a426" text:class-names="">1GB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6144in" svg:y="1.92669in" svg:width="1.0309in" svg:height="0.40583in" draw:id="id86" draw:style-name="a432" draw:name="Rectangle 9">
          <svg:title/>
          <svg:desc/>
          <text:p text:style-name="a431" text:class-names="" text:cond-style-name=""><text:span text:style-name="a430" text:class-names="">SDRAM Contro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884in" svg:y1="2.1296in" draw:start-shape="id85" draw:start-glue-point="1" svg:x2="2.26144in" svg:y2="2.1296in" draw:end-shape="id86" draw:end-glue-point="3" draw:id="id87" draw:style-name="a433" draw:name="67 Conector recto de flecha">
          <svg:title/>
          <svg:desc/>
        </draw:connector>
        <draw:custom-shape svg:x="4.71194in" svg:y="0.48289in" svg:width="2.40021in" svg:height="1.81393in" draw:id="id88" draw:style-name="a436" draw:name="Rectangle 9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7582in" svg:y="1.49197in" svg:width="1.36631in" svg:height="0.21381in" draw:id="id89" draw:style-name="a439" draw:name="21 Rectángulo">
          <svg:title/>
          <svg:desc/>
          <text:p text:style-name="a438" text:class-names="" text:cond-style-name=""><text:span text:style-name="a437" text:class-names="">L2 cache 512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4709in" svg:y="0.62in" svg:width="0.73661in" svg:height="0.52615in" draw:id="id90" draw:style-name="a444" draw:name="122 Rectángulo">
          <svg:title/>
          <svg:desc/>
          <text:p text:style-name="a441" text:class-names="" text:cond-style-name=""><text:span text:style-name="a440" text:class-names="">CPU0</text:span></text:p>
          <text:p text:style-name="a443" text:class-names="" text:cond-style-name=""><text:span text:style-name="a442" text:class-names="">L1 cache 32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806in" svg:y="1.14614in" svg:width="0.62106in" svg:height="0.18608in" draw:id="id91" draw:style-name="a447" draw:name="59 Rectángulo">
          <svg:title/>
          <svg:desc/>
          <text:p text:style-name="a446" text:class-names="" text:cond-style-name=""><text:span text:style-name="a445" text:class-names="">AC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4709in" svg:y="1.1491in" svg:width="0.85097in" svg:height="0.18312in" draw:id="id92" draw:style-name="a450" draw:name="60 Rectángulo">
          <svg:title/>
          <svg:desc/>
          <text:p text:style-name="a449" text:class-names="" text:cond-style-name=""><text:span text:style-name="a448" text:class-names="">SCU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53" draw:name="TextBox 138" svg:x="2.11866in" svg:y="0.39238in" svg:width="1.2689in" svg:height="0.26927in">
          <draw:text-box>
            <text:p text:style-name="a452" text:class-names="" text:cond-style-name=""><text:span text:style-name="a451" text:class-names="">MPU: Dual Cortex A9</text:span></text:p>
          </draw:text-box>
          <svg:title/>
          <svg:desc/>
        </draw:frame>
        <draw:custom-shape svg:x="2.78251in" svg:y="0.62295in" svg:width="0.73661in" svg:height="0.52615in" draw:id="id94" draw:style-name="a458" draw:name="122 Rectángulo">
          <svg:title/>
          <svg:desc/>
          <text:p text:style-name="a455" text:class-names="" text:cond-style-name=""><text:span text:style-name="a454" text:class-names="">CPU0</text:span></text:p>
          <text:p text:style-name="a457" text:class-names="" text:cond-style-name=""><text:span text:style-name="a456" text:class-names="">L1 cache 32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75573in" svg:y1="1.33561in" svg:x2="2.75573in" svg:y2="1.50398in" draw:id="id95" draw:style-name="a460" draw:name="Straight Arrow Connector 70">
          <svg:title/>
          <svg:desc/>
        </draw:connector>
        <draw:custom-shape svg:x="7.28429in" svg:y="0.75633in" svg:width="1.36192in" svg:height="0.84254in" draw:id="id96" draw:style-name="a466" draw:name="Rectangle 9">
          <svg:title/>
          <svg:desc/>
          <text:p text:style-name="a462" text:class-names="" text:cond-style-name=""><text:span text:style-name="a461" text:class-names="">HPS peripherals</text:span></text:p>
          <text:p text:style-name="a465" text:class-names="" text:cond-style-name=""><text:span text:style-name="a463" text:class-names="">(USB, Ethernet, Timers, UART, etc.)</text:span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896in" svg:y="1.28747in" svg:width="1.06799in" svg:height="0.92385in" draw:id="id97" draw:style-name="a469" draw:name="21 Rectángulo">
          <svg:title/>
          <svg:desc/>
          <text:p text:style-name="a468" text:class-names="" text:cond-style-name=""><text:span text:style-name="a467" text:class-names="">L3 Main swit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0729in" svg:y="1.28747in" svg:width="0.87671in" svg:height="0.63922in" draw:id="id98" draw:style-name="a472" draw:name="21 Rectángulo">
          <svg:title/>
          <svg:desc/>
          <text:p text:style-name="a471" text:class-names="" text:cond-style-name=""><text:span text:style-name="a470" text:class-names="">L3 master peripheral swit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584in" svg:y="0.57312in" svg:width="1.07111in" svg:height="0.57302in" draw:id="id99" draw:style-name="a475" draw:name="21 Rectángulo">
          <svg:title/>
          <svg:desc/>
          <text:p text:style-name="a474" text:class-names="" text:cond-style-name=""><text:span text:style-name="a473" text:class-names="">L3 slave peripheral swit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979in" svg:y1="2.12961in" svg:x2="3.29234in" svg:y2="2.12961in" draw:end-shape="id86" draw:end-glue-point="1" draw:id="id100" draw:style-name="a477" draw:name="Straight Arrow Connector 116">
          <svg:title/>
          <svg:desc/>
        </draw:connector>
        <draw:connector draw:type="line" svg:x1="2.7719in" svg:y1="1.70577in" svg:x2="2.77689in" svg:y2="1.92669in" draw:end-shape="id86" draw:end-glue-point="0" draw:id="id101" draw:style-name="a479" draw:name="Straight Arrow Connector 70">
          <svg:title/>
          <svg:desc/>
        </draw:connector>
        <draw:custom-shape svg:x="3.67635in" svg:y="0.48666in" svg:width="0.90032in" svg:height="0.49942in" draw:id="id102" draw:style-name="a485" draw:name="Rectangle 9">
          <svg:title/>
          <svg:desc/>
          <text:p text:style-name="a481" text:class-names="" text:cond-style-name=""><text:span text:style-name="a480" text:class-names="">DMA<text:s text:c="1"/></text:span></text:p>
          <text:p text:style-name="a484" text:class-names="" text:cond-style-name=""><text:span text:style-name="a482" text:class-names="">Controller</text:span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7583in" svg:y1="0.75633in" svg:x2="4.57154in" svg:y2="0.75633in" draw:id="id103" draw:style-name="a487" draw:name="Straight Arrow Connector 116">
          <svg:title/>
          <svg:desc/>
        </draw:connector>
        <draw:connector draw:type="line" svg:x1="4.1265in" svg:y1="0.98608in" svg:x2="4.12198in" svg:y2="1.37176in" draw:id="id104" draw:style-name="a488" draw:name="Straight Arrow Connector 116">
          <svg:title/>
          <svg:desc/>
        </draw:connector>
        <draw:connector draw:type="line" svg:x1="4.12198in" svg:y1="1.37921in" svg:x2="4.89337in" svg:y2="1.37921in" draw:id="id105" draw:style-name="a490" draw:name="Straight Arrow Connector 116">
          <svg:title/>
          <svg:desc/>
        </draw:connector>
        <draw:connector draw:type="line" svg:x1="4.87896in" svg:y1="1.07444in" svg:x2="4.36405in" svg:y2="1.07444in" draw:id="id106" draw:style-name="a491" draw:name="Straight Arrow Connector 116">
          <svg:title/>
          <svg:desc/>
        </draw:connector>
        <draw:custom-shape svg:x="2.23445in" svg:y="2.49997in" svg:width="1.0633in" svg:height="0.33606in" draw:id="id107" draw:style-name="a494" draw:name="21 Rectángulo">
          <svg:title/>
          <svg:desc/>
          <text:p text:style-name="a493" text:class-names="" text:cond-style-name=""><text:span text:style-name="a492" text:class-names="">FPGA-SDRAM bri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77689in" svg:y1="2.48727in" svg:x2="2.77689in" svg:y2="2.31875in" draw:id="id108" draw:style-name="a496" draw:name="Straight Arrow Connector 70">
          <svg:title/>
          <svg:desc/>
        </draw:connector>
        <draw:custom-shape svg:x="3.52836in" svg:y="2.2746in" svg:width="1.0633in" svg:height="0.56808in" draw:id="id109" draw:style-name="a503" draw:name="21 Rectángulo">
          <svg:title/>
          <svg:desc/>
          <text:p text:style-name="a498" text:class-names="" text:cond-style-name=""><text:span text:style-name="a497" text:class-names="">Lightweight</text:span></text:p>
          <text:p text:style-name="a500" text:class-names="" text:cond-style-name=""><text:span text:style-name="a499" text:class-names="">HPS-FPGA</text:span></text:p>
          <text:p text:style-name="a502" text:class-names="" text:cond-style-name=""><text:span text:style-name="a501" text:class-names="">Bri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6092in" svg:y1="1.07444in" svg:x2="4.36092in" svg:y2="2.25377in" draw:id="id110" draw:style-name="a505" draw:name="Straight Arrow Connector 70">
          <svg:title/>
          <svg:desc/>
        </draw:connector>
        <draw:frame draw:id="id111" draw:style-name="a508" draw:transform="translate(-0.30608in -0.1178in) rotate(-4.71239) translate(4.28781in 1.85577in)" draw:name="118 CuadroTexto" svg:width="0.61217in" svg:height="0.23561in">
          <draw:text-box>
            <text:p text:style-name="a507" text:class-names="" text:cond-style-name=""><text:span text:style-name="a506" text:class-names="">32bit AXI</text:span></text:p>
          </draw:text-box>
          <svg:title/>
          <svg:desc/>
        </draw:frame>
        <draw:connector draw:type="line" svg:x1="5.9542in" svg:y1="0.98827in" svg:x2="7.27381in" svg:y2="0.98827in" draw:id="id112" draw:style-name="a510" draw:name="Straight Arrow Connector 116">
          <svg:title/>
          <svg:desc/>
        </draw:connector>
        <draw:custom-shape svg:x="8.83194in" svg:y="0.79444in" svg:width="0.80936in" svg:height="0.40075in" draw:id="id113" draw:style-name="a515" draw:name="Rectangle 87">
          <svg:title/>
          <svg:desc/>
          <text:p text:style-name="a512" text:class-names="" text:cond-style-name=""><text:span text:style-name="a511" text:class-names="">PHYS</text:span></text:p>
          <text:p text:style-name="a514" text:class-names="" text:cond-style-name=""><text:span text:style-name="a513" text:class-names="">Ethern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8737in" svg:y1="1.43in" svg:x2="6.98401in" svg:y2="1.43in" draw:id="id114" draw:style-name="a517" draw:name="Straight Arrow Connector 116">
          <svg:title/>
          <svg:desc/>
        </draw:connector>
        <draw:connector draw:type="line" svg:x1="6.10834in" svg:y1="1.6525in" svg:x2="5.94612in" svg:y2="1.6525in" draw:id="id115" draw:style-name="a519" draw:name="Straight Arrow Connector 116">
          <svg:title/>
          <svg:desc/>
        </draw:connector>
        <draw:connector draw:type="line" svg:x1="5.50959in" svg:y1="1.28747in" svg:x2="5.51175in" svg:y2="1.14614in" draw:id="id116" draw:style-name="a521" draw:name="Straight Arrow Connector 116">
          <svg:title/>
          <svg:desc/>
        </draw:connector>
        <draw:connector draw:type="line" svg:x1="5.00801in" svg:y1="2.21132in" svg:x2="5.00801in" svg:y2="2.50046in" draw:id="id117" draw:style-name="a523" draw:name="Straight Arrow Connector 70">
          <svg:title/>
          <svg:desc/>
        </draw:connector>
        <draw:custom-shape svg:x="4.81419in" svg:y="2.49968in" svg:width="0.90223in" svg:height="0.34329in" draw:id="id118" draw:style-name="a528" draw:name="21 Rectángulo">
          <svg:title/>
          <svg:desc/>
          <text:p text:style-name="a525" text:class-names="" text:cond-style-name=""><text:span text:style-name="a524" text:class-names="">HPS-FPGA</text:span></text:p>
          <text:p text:style-name="a527" text:class-names="" text:cond-style-name=""><text:span text:style-name="a526" text:class-names="">Bri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615in" svg:y="2.49968in" svg:width="0.90223in" svg:height="0.34329in" draw:id="id119" draw:style-name="a533" draw:name="21 Rectángulo">
          <svg:title/>
          <svg:desc/>
          <text:p text:style-name="a530" text:class-names="" text:cond-style-name=""><text:span text:style-name="a529" text:class-names="">FPGA-HPS</text:span></text:p>
          <text:p text:style-name="a532" text:class-names="" text:cond-style-name=""><text:span text:style-name="a531" text:class-names="">Bri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9928in" svg:y1="2.50046in" svg:x2="5.89928in" svg:y2="2.21132in" draw:id="id120" draw:style-name="a535" draw:name="Straight Arrow Connector 70">
          <svg:title/>
          <svg:desc/>
        </draw:connector>
        <draw:custom-shape svg:x="7.42619in" svg:y="1.80881in" svg:width="0.99842in" svg:height="0.26709in" draw:id="id121" draw:style-name="a538" draw:name="Rectangle 9">
          <svg:title/>
          <svg:desc/>
          <text:p text:style-name="a537" text:class-names="" text:cond-style-name=""><text:span text:style-name="a536" text:class-names="">Boot R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2619in" svg:y="2.13064in" svg:width="0.99842in" svg:height="0.3594in" draw:id="id122" draw:style-name="a542" draw:name="Rectangle 9">
          <svg:title/>
          <svg:desc/>
          <text:p text:style-name="a541" text:class-names="" text:cond-style-name=""><text:span text:style-name="a539" text:class-names="">On-chip RAM 64kB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94201in" svg:y1="2.03771in" svg:x2="7.42619in" svg:y2="2.03771in" draw:id="id123" draw:style-name="a544" draw:name="Straight Arrow Connector 70">
          <svg:title/>
          <svg:desc/>
        </draw:connector>
        <draw:connector draw:type="line" svg:x1="5.94532in" svg:y1="2.18007in" svg:x2="7.4295in" svg:y2="2.18007in" draw:id="id124" draw:style-name="a546" draw:name="Straight Arrow Connector 70">
          <svg:title/>
          <svg:desc/>
        </draw:connector>
        <draw:frame draw:id="id125" draw:style-name="a549" draw:name="114 CuadroTexto" svg:x="4.96685in" svg:y="2.28987in" svg:width="0.71735in" svg:height="0.23561in">
          <draw:text-box>
            <text:p text:style-name="a548" text:class-names="" text:cond-style-name=""><text:span text:style-name="a547" text:class-names="">128 bit AXI<text:s text:c="1"/></text:span></text:p>
          </draw:text-box>
          <svg:title/>
          <svg:desc/>
        </draw:frame>
        <draw:connector draw:type="line" svg:x1="3.44213in" svg:y1="1.59887in" draw:start-shape="id89" draw:start-glue-point="1" svg:x2="4.8979in" svg:y2="1.60708in" draw:id="id126" draw:style-name="a551" draw:name="Straight Arrow Connector 116">
          <svg:title/>
          <svg:desc/>
        </draw:connector>
        <draw:frame draw:id="id127" draw:style-name="a554" draw:name="118 CuadroTexto" svg:x="3.64784in" svg:y="1.41183in" svg:width="0.61217in" svg:height="0.23561in">
          <draw:text-box>
            <text:p text:style-name="a553" text:class-names="" text:cond-style-name=""><text:span text:style-name="a552" text:class-names="">64bit AXI</text:span></text:p>
          </draw:text-box>
          <svg:title/>
          <svg:desc/>
        </draw:frame>
        <draw:custom-shape svg:x="1.1101in" svg:y="0.87893in" svg:width="0.70874in" svg:height="0.56867in" draw:id="id128" draw:style-name="a559" draw:name="Rectangle 13">
          <svg:title/>
          <svg:desc/>
          <text:p text:style-name="a556" text:class-names="" text:cond-style-name=""><text:span text:style-name="a555" text:class-names="">25MHz</text:span></text:p>
          <text:p text:style-name="a558" text:class-names="" text:cond-style-name=""><text:span text:style-name="a557" text:class-names="">OS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884in" svg:y1="1.16326in" draw:start-shape="id128" draw:start-glue-point="1" svg:x2="2.00263in" svg:y2="1.14782in" draw:id="id129" draw:style-name="a561" draw:name="Straight Arrow Connector 140">
          <svg:title/>
          <svg:desc/>
        </draw:connector>
        <draw:connector draw:type="line" svg:x1="8.64621in" svg:y1="1.01953in" svg:x2="8.8339in" svg:y2="1.01953in" draw:id="id130" draw:style-name="a563" draw:name="Straight Arrow Connector 125">
          <svg:title/>
          <svg:desc/>
        </draw:connector>
        <draw:custom-shape svg:x="4.07949in" svg:y="3.63065in" svg:width="0.77492in" svg:height="0.40837in" draw:id="id131" draw:style-name="a569" draw:name="Rectangle 17">
          <svg:title/>
          <svg:desc/>
          <text:p text:style-name="a565" text:class-names="" text:cond-style-name=""><text:span text:style-name="a564" text:class-names="">Avalon</text:span></text:p>
          <text:p text:style-name="a568" text:class-names="" text:cond-style-name=""><text:span text:style-name="a566" text:class-names="">Camera</text:span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573" draw:name="TextBox 177" svg:x="1.83447in" svg:y="2.90084in" svg:width="0.79274in" svg:height="0.26927in">
          <draw:text-box>
            <text:p text:style-name="a572" text:class-names="" text:cond-style-name=""><text:span text:style-name="a570" text:class-names="">CLOCK_50</text:span><text:span text:style-name="a571" text:class-names=""/></text:p>
          </draw:text-box>
          <svg:title/>
          <svg:desc/>
        </draw:frame>
        <draw:connector draw:type="line" svg:x1="4.38269in" svg:y1="3.14231in" svg:x2="4.38269in" svg:y2="3.63065in" draw:id="id133" draw:style-name="a575" draw:name="Straight Arrow Connector 158">
          <svg:title/>
          <svg:desc/>
        </draw:connector>
        <draw:connector draw:type="line" svg:x1="5.74376in" svg:y1="3.33358in" svg:x2="8.34483in" svg:y2="3.32848in" draw:id="id134" draw:style-name="a576" draw:name="Straight Connector 136">
          <svg:title/>
          <svg:desc/>
        </draw:connector>
        <draw:connector draw:type="line" svg:x1="6.2269in" svg:y1="3.33358in" svg:x2="6.2269in" svg:y2="2.84297in" draw:id="id135" draw:style-name="a578" draw:name="Straight Arrow Connector 158">
          <svg:title/>
          <svg:desc/>
        </draw:connector>
        <draw:custom-shape svg:x="2.4054in" svg:y="3.50813in" svg:width="0.80588in" svg:height="0.63561in" draw:id="id136" draw:style-name="a583" draw:name="Rectangle 11">
          <svg:title/>
          <svg:desc/>
          <text:p text:style-name="a580" text:class-names="" text:cond-style-name=""><text:span text:style-name="a579" text:class-names="">PLL camera</text:span></text:p>
          <text:p text:style-name="a582" text:class-names="" text:cond-style-name=""><text:span text:style-name="a581" text:class-names="">cloc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99661in" svg:y1="2.9705in" svg:x2="4.99661in" svg:y2="2.84245in" draw:id="id137" draw:style-name="a585" draw:name="Straight Arrow Connector 140">
          <svg:title/>
          <svg:desc/>
        </draw:connector>
        <draw:frame draw:id="id138" draw:style-name="a588" draw:name="TextBox 177" svg:x="6.29924in" svg:y="2.89196in" svg:width="0.9733in" svg:height="0.26927in">
          <draw:text-box>
            <text:p text:style-name="a587" text:class-names="" text:cond-style-name=""><text:span text:style-name="a586" text:class-names="">ccd_pixel_clk</text:span></text:p>
          </draw:text-box>
          <svg:title/>
          <svg:desc/>
        </draw:frame>
        <draw:connector draw:type="line" svg:x1="6.44639in" svg:y1="2.9705in" svg:x2="6.44639in" svg:y2="2.84245in" draw:id="id139" draw:style-name="a590" draw:name="Straight Arrow Connector 140">
          <svg:title/>
          <svg:desc/>
        </draw:connector>
        <draw:connector draw:type="line" svg:x1="2.10391in" svg:y1="3.14232in" svg:x2="2.09798in" svg:y2="3.98625in" draw:id="id140" draw:style-name="a591" draw:name="Straight Arrow Connector 116">
          <svg:title/>
          <svg:desc/>
        </draw:connector>
        <draw:connector draw:type="line" svg:x1="2.09798in" svg:y1="3.98625in" svg:x2="2.40201in" svg:y2="3.98625in" draw:id="id141" draw:style-name="a593" draw:name="Straight Arrow Connector 155">
          <svg:title/>
          <svg:desc/>
        </draw:connector>
        <draw:connector draw:type="line" svg:x1="3.34223in" svg:y1="3.08356in" svg:x2="3.94961in" svg:y2="3.08328in" draw:id="id142" draw:style-name="a594" draw:name="Straight Arrow Connector 116">
          <svg:title/>
          <svg:desc/>
        </draw:connector>
        <draw:custom-shape svg:x="1.84042in" svg:y="0.39054in" svg:width="6.97461in" svg:height="3.85922in" draw:id="id143" draw:style-name="a598" draw:name="Rectangle 30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602" draw:name="TextBox 309" svg:x="8.76847in" svg:y="3.40018in" svg:width="0.67542in" svg:height="0.40391in">
          <draw:text-box>
            <text:p text:style-name="a601" text:class-names="" text:cond-style-name=""><text:span text:style-name="a599" text:class-names="">Qsys</text:span><text:span text:style-name="a600" text:class-names=""/></text:p>
          </draw:text-box>
          <svg:title/>
          <svg:desc/>
        </draw:frame>
        <draw:frame draw:id="id145" draw:style-name="a606" draw:name="TextBox 177" svg:x="3.32208in" svg:y="3.16123in" svg:width="0.5701in" svg:height="0.26927in">
          <draw:text-box>
            <text:p text:style-name="a605" text:class-names="" text:cond-style-name=""><text:span text:style-name="a603" text:class-names="">clk_25</text:span><text:span text:style-name="a604" text:class-names=""/></text:p>
          </draw:text-box>
          <svg:title/>
          <svg:desc/>
        </draw:frame>
        <draw:connector draw:type="line" svg:x1="3.33844in" svg:y1="3.38775in" svg:x2="3.71828in" svg:y2="3.38747in" draw:id="id146" draw:style-name="a607" draw:name="Straight Arrow Connector 116">
          <svg:title/>
          <svg:desc/>
        </draw:connector>
        <draw:connector draw:type="line" svg:x1="3.72213in" svg:y1="3.38747in" svg:x2="3.72275in" svg:y2="4.29128in" draw:id="id147" draw:style-name="a609" draw:name="Straight Arrow Connector 155">
          <svg:title/>
          <svg:desc/>
        </draw:connector>
        <draw:frame draw:id="id148" draw:style-name="a614" draw:name="TextBox 177" svg:x="4.32648in" svg:y="3.09562in" svg:width="1.09051in" svg:height="0.26927in">
          <draw:text-box>
            <text:p text:style-name="a613" text:class-names="" text:cond-style-name=""><text:span text:style-name="a610" text:class-names="">Avalon</text:span><text:span text:style-name="a611" text:class-names=""><text:s text:c="1"/>MM Bus</text:span><text:span text:style-name="a612" text:class-names=""/></text:p>
          </draw:text-box>
          <svg:title/>
          <svg:desc/>
        </draw:frame>
        <draw:frame draw:id="id149" draw:style-name="a618" draw:name="TextBox 177" svg:x="6.36784in" svg:y="3.11298in" svg:width="1.09051in" svg:height="0.26927in">
          <draw:text-box>
            <text:p text:style-name="a617" text:class-names="" text:cond-style-name=""><text:span text:style-name="a615" text:class-names="">Avalon MM Bus</text:span><text:span text:style-name="a616" text:class-names=""/></text:p>
          </draw:text-box>
          <svg:title/>
          <svg:desc/>
        </draw:frame>
        <draw:frame draw:id="id150" draw:style-name="a622" draw:name="TextBox 177" svg:x="3.15265in" svg:y="3.61793in" svg:width="0.5701in" svg:height="0.26927in">
          <draw:text-box>
            <text:p text:style-name="a621" text:class-names="" text:cond-style-name=""><text:span text:style-name="a619" text:class-names="">clk_24</text:span><text:span text:style-name="a620" text:class-names=""/></text:p>
          </draw:text-box>
          <svg:title/>
          <svg:desc/>
        </draw:frame>
        <draw:connector draw:type="line" svg:x1="3.21048in" svg:y1="3.86128in" svg:x2="3.43519in" svg:y2="3.86128in" draw:id="id151" draw:style-name="a623" draw:name="Straight Arrow Connector 116">
          <svg:title/>
          <svg:desc/>
        </draw:connector>
        <draw:connector draw:type="line" svg:x1="3.43088in" svg:y1="4.29128in" svg:x2="1.44948in" svg:y2="4.28789in" draw:id="id152" draw:style-name="a625" draw:name="Straight Arrow Connector 155">
          <svg:title/>
          <svg:desc/>
        </draw:connector>
        <draw:frame draw:id="id153" draw:style-name="a631" draw:name="TextBox 177" svg:x="1.89044in" svg:y="4.97864in" svg:width="0.71911in" svg:height="0.43757in">
          <draw:text-box>
            <text:p text:style-name="a627" text:class-names="" text:cond-style-name=""><text:span text:style-name="a626" text:class-names="">ccd_data</text:span></text:p>
            <text:p text:style-name="a630" text:class-names="" text:cond-style-name=""><text:span text:style-name="a628" text:class-names="">_raw</text:span><text:span text:style-name="a629" text:class-names=""/></text:p>
          </draw:text-box>
          <svg:title/>
          <svg:desc/>
        </draw:frame>
        <draw:frame draw:id="id154" draw:style-name="a637" draw:name="TextBox 177" svg:x="3.41327in" svg:y="4.98263in" svg:width="0.78572in" svg:height="0.43757in">
          <draw:text-box>
            <text:p text:style-name="a633" text:class-names="" text:cond-style-name=""><text:span text:style-name="a632" text:class-names="">ccd_data</text:span></text:p>
            <text:p text:style-name="a636" text:class-names="" text:cond-style-name=""><text:span text:style-name="a634" text:class-names="">_captured</text:span><text:span text:style-name="a635" text:class-names=""/></text:p>
          </draw:text-box>
          <svg:title/>
          <svg:desc/>
        </draw:frame>
        <draw:connector draw:type="line" svg:x1="3.44601in" svg:y1="5.41621in" svg:x2="4.26002in" svg:y2="5.41444in" draw:id="id155" draw:style-name="a639" draw:name="Straight Arrow Connector 93">
          <svg:title/>
          <svg:desc/>
        </draw:connector>
        <draw:connector draw:type="line" svg:x1="3.7186in" svg:y1="5.44864in" svg:x2="3.83378in" svg:y2="5.37049in" draw:id="id156" draw:style-name="a640" draw:name="Straight Connector 1086">
          <svg:title/>
          <svg:desc/>
        </draw:connector>
        <draw:frame draw:id="id157" draw:style-name="a643" draw:name="TextBox 245" svg:x="3.58374in" svg:y="5.40781in" svg:width="0.35973in" svg:height="0.2861in">
          <draw:text-box>
            <text:p text:style-name="a642" text:class-names="" text:cond-style-name=""><text:span text:style-name="a641" text:class-names="">12</text:span></text:p>
          </draw:text-box>
          <svg:title/>
          <svg:desc/>
        </draw:frame>
        <draw:custom-shape svg:x="4.26002in" svg:y="5.20514in" svg:width="0.748in" svg:height="0.43312in" draw:id="id158" draw:style-name="a646" draw:name="Rectangle 92">
          <svg:title/>
          <svg:desc/>
          <text:p text:style-name="a645" text:class-names="" text:cond-style-name=""><text:span text:style-name="a644" text:class-names="">Raw to RG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801in" svg:y1="5.4217in" draw:start-shape="id158" draw:start-glue-point="1" svg:x2="5.43968in" svg:y2="5.42326in" draw:id="id159" draw:style-name="a648" draw:name="Straight Arrow Connector 93">
          <svg:title/>
          <svg:desc/>
        </draw:connector>
        <draw:custom-shape svg:x="5.43968in" svg:y="5.22049in" svg:width="0.72019in" svg:height="0.43312in" draw:id="id160" draw:style-name="a651" draw:name="Rectangle 92">
          <svg:title/>
          <svg:desc/>
          <text:p text:style-name="a650" text:class-names="" text:cond-style-name=""><text:span text:style-name="a649" text:class-names="">RGB to HS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8982in" svg:y="5.22985in" svg:width="0.72019in" svg:height="0.43312in" draw:id="id161" draw:style-name="a658" draw:name="Rectangle 92">
          <svg:title/>
          <svg:desc/>
          <text:p text:style-name="a657" text:class-names="" text:cond-style-name=""><text:span text:style-name="a652" text:class-names="">HSV<text:s text:c="1"/></text:span><text:span text:style-name="a653" text:class-names="">to</text:span><text:span text:style-name="a654" text:class-names=""><text:s text:c="1"/></text:span><text:span text:style-name="a655" text:class-names="">Binary</text:span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5548in" svg:y1="5.4381in" svg:x2="6.70648in" svg:y2="5.4381in" draw:id="id162" draw:style-name="a660" draw:name="Straight Arrow Connector 93">
          <svg:title/>
          <svg:desc/>
        </draw:connector>
        <draw:custom-shape svg:x="5.68811in" svg:y="3.55705in" svg:width="0.79738in" svg:height="0.66544in" draw:id="id163" draw:style-name="a669" draw:name="Rectangle 92">
          <svg:title/>
          <svg:desc/>
          <text:p text:style-name="a664" text:class-names="" text:cond-style-name=""><text:span text:style-name="a661" text:class-names="">Image<text:s text:c="1"/></text:span><text:span text:style-name="a662" text:class-names="">W</text:span><text:span text:style-name="a663" text:class-names="">riter</text:span></text:p>
          <text:p text:style-name="a668" text:class-names="" text:cond-style-name=""><text:span text:style-name="a665" text:class-names="">RGBGra</text:span><text:span text:style-name="a666" text:class-names="">y</text:span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1656in" svg:y="3.551in" svg:width="0.75812in" svg:height="0.66294in" draw:id="id164" draw:style-name="a678" draw:name="Rectangle 92">
          <svg:title/>
          <svg:desc/>
          <text:p text:style-name="a673" text:class-names="" text:cond-style-name=""><text:span text:style-name="a670" text:class-names="">Image<text:s text:c="1"/></text:span><text:span text:style-name="a671" text:class-names="">W</text:span><text:span text:style-name="a672" text:class-names="">riter</text:span></text:p>
          <text:p text:style-name="a677" text:class-names="" text:cond-style-name=""><text:span text:style-name="a674" text:class-names="">Gra</text:span><text:span text:style-name="a675" text:class-names="">y</text:span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4309in" svg:y="3.54405in" svg:width="0.68137in" svg:height="0.66544in" draw:id="id165" draw:style-name="a686" draw:name="Rectangle 92">
          <svg:title/>
          <svg:desc/>
          <text:p text:style-name="a682" text:class-names="" text:cond-style-name=""><text:span text:style-name="a679" text:class-names="">Image<text:s text:c="1"/></text:span><text:span text:style-name="a680" text:class-names="">W</text:span><text:span text:style-name="a681" text:class-names="">riter</text:span></text:p>
          <text:p text:style-name="a685" text:class-names="" text:cond-style-name=""><text:span text:style-name="a683" text:class-names="">Bin.</text:span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13638in" svg:y1="5.46619in" svg:x2="5.25156in" svg:y2="5.38804in" draw:id="id166" draw:style-name="a687" draw:name="Straight Connector 1086">
          <svg:title/>
          <svg:desc/>
        </draw:connector>
        <draw:frame draw:id="id167" draw:style-name="a690" draw:name="TextBox 245" svg:x="5.01796in" svg:y="5.41032in" svg:width="0.42635in" svg:height="0.2861in">
          <draw:text-box>
            <text:p text:style-name="a689" text:class-names="" text:cond-style-name=""><text:span text:style-name="a688" text:class-names="">3x8</text:span></text:p>
          </draw:text-box>
          <svg:title/>
          <svg:desc/>
        </draw:frame>
        <draw:connector draw:type="line" svg:x1="7.41002in" svg:y1="5.46619in" svg:x2="7.8828in" svg:y2="5.46619in" draw:id="id168" draw:style-name="a692" draw:name="Straight Arrow Connector 93">
          <svg:title/>
          <svg:desc/>
        </draw:connector>
        <draw:custom-shape svg:x="2.43858in" svg:y="4.62524in" svg:width="0.81881in" svg:height="0.43312in" draw:id="id169" draw:style-name="a697" draw:name="Rectangle 92">
          <svg:title/>
          <svg:desc/>
          <text:p text:style-name="a694" text:class-names="" text:cond-style-name=""><text:span text:style-name="a693" text:class-names="">Camera<text:s text:c="1"/></text:span></text:p>
          <text:p text:style-name="a696" text:class-names="" text:cond-style-name=""><text:span text:style-name="a695" text:class-names="">Config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700" draw:name="TextBox 245" svg:x="4.99332in" svg:y="5.53417in" svg:width="0.46842in" svg:height="0.2861in">
          <draw:text-box>
            <text:p text:style-name="a699" text:class-names="" text:cond-style-name=""><text:span text:style-name="a698" text:class-names="">RGB</text:span></text:p>
          </draw:text-box>
          <svg:title/>
          <svg:desc/>
        </draw:frame>
        <draw:frame draw:id="id171" draw:style-name="a703" draw:name="114 CuadroTexto" svg:x="5.8161in" svg:y="2.29682in" svg:width="0.71735in" svg:height="0.23561in">
          <draw:text-box>
            <text:p text:style-name="a702" text:class-names="" text:cond-style-name=""><text:span text:style-name="a701" text:class-names="">128 bit AXI<text:s text:c="1"/></text:span></text:p>
          </draw:text-box>
          <svg:title/>
          <svg:desc/>
        </draw:frame>
        <draw:frame draw:id="id172" draw:style-name="a706" draw:name="114 CuadroTexto" svg:x="5.43407in" svg:y="3.33103in" svg:width="0.71735in" svg:height="0.23561in">
          <draw:text-box>
            <text:p text:style-name="a705" text:class-names="" text:cond-style-name=""><text:span text:style-name="a704" text:class-names="">128 bit AXI<text:s text:c="1"/></text:span></text:p>
          </draw:text-box>
          <svg:title/>
          <svg:desc/>
        </draw:frame>
        <draw:connector draw:type="line" svg:x1="6.10929in" svg:y1="3.55705in" svg:x2="6.10929in" svg:y2="3.33358in" draw:id="id173" draw:style-name="a708" draw:name="Straight Arrow Connector 158">
          <svg:title/>
          <svg:desc/>
        </draw:connector>
        <draw:connector draw:type="line" svg:x1="5.08082in" svg:y1="5.44399in" svg:x2="5.08082in" svg:y2="4.68815in" draw:id="id174" draw:style-name="a709" draw:name="Straight Arrow Connector 158">
          <svg:title/>
          <svg:desc/>
        </draw:connector>
        <draw:frame draw:id="id175" draw:style-name="a713" draw:name="114 CuadroTexto" svg:x="6.34341in" svg:y="3.32867in" svg:width="0.69281in" svg:height="0.23561in">
          <draw:text-box>
            <text:p text:style-name="a712" text:class-names="" text:cond-style-name=""><text:span text:style-name="a710" text:class-names="">128bit<text:s text:c="1"/></text:span><text:span text:style-name="a711" text:class-names="">AXI<text:s text:c="1"/></text:span></text:p>
          </draw:text-box>
          <svg:title/>
          <svg:desc/>
        </draw:frame>
        <draw:frame draw:id="id176" draw:style-name="a717" draw:name="114 CuadroTexto" svg:x="7.24789in" svg:y="3.31594in" svg:width="0.71735in" svg:height="0.23561in">
          <draw:text-box>
            <text:p text:style-name="a716" text:class-names="" text:cond-style-name=""><text:span text:style-name="a714" text:class-names="">128<text:s text:c="1"/></text:span><text:span text:style-name="a715" text:class-names="">bit AXI<text:s text:c="1"/></text:span></text:p>
          </draw:text-box>
          <svg:title/>
          <svg:desc/>
        </draw:frame>
        <draw:connector draw:type="line" svg:x1="5.32772in" svg:y1="3.88977in" svg:x2="5.68811in" svg:y2="3.88977in" draw:end-shape="id163" draw:end-glue-point="3" draw:id="id177" draw:style-name="a719" draw:name="Straight Arrow Connector 158">
          <svg:title/>
          <svg:desc/>
        </draw:connector>
        <draw:connector draw:type="line" svg:x1="6.2269in" svg:y1="5.45017in" svg:x2="6.2269in" svg:y2="4.8418in" draw:id="id178" draw:style-name="a720" draw:name="Straight Arrow Connector 158">
          <svg:title/>
          <svg:desc/>
        </draw:connector>
        <draw:frame draw:id="id179" draw:style-name="a723" draw:name="TextBox 245" svg:x="6.18766in" svg:y="5.39531in" svg:width="0.42635in" svg:height="0.2861in">
          <draw:text-box>
            <text:p text:style-name="a722" text:class-names="" text:cond-style-name=""><text:span text:style-name="a721" text:class-names="">3x8</text:span></text:p>
          </draw:text-box>
          <svg:title/>
          <svg:desc/>
        </draw:frame>
        <draw:frame draw:id="id180" draw:style-name="a729" draw:name="TextBox 245" svg:x="6.17838in" svg:y="4.62448in" svg:width="0.95928in" svg:height="0.2861in">
          <draw:text-box>
            <text:p text:style-name="a728" text:class-names="" text:cond-style-name=""><text:span text:style-name="a724" text:class-names="">8-bit H(</text:span><text:span text:style-name="a725" text:class-names="">hue</text:span><text:span text:style-name="a726" text:class-names="">)</text:span><text:span text:style-name="a727" text:class-names=""/></text:p>
          </draw:text-box>
          <svg:title/>
          <svg:desc/>
        </draw:frame>
        <draw:connector draw:type="line" svg:x1="6.17477in" svg:y1="5.0376in" svg:x2="6.28995in" svg:y2="4.95945in" draw:id="id181" draw:style-name="a730" draw:name="Straight Connector 1086">
          <svg:title/>
          <svg:desc/>
        </draw:connector>
        <draw:frame draw:id="id182" draw:style-name="a733" draw:name="TextBox 245" svg:x="5.96978in" svg:y="4.8747in" svg:width="0.28084in" svg:height="0.2861in">
          <draw:text-box>
            <text:p text:style-name="a732" text:class-names="" text:cond-style-name=""><text:span text:style-name="a731" text:class-names="">8</text:span></text:p>
          </draw:text-box>
          <svg:title/>
          <svg:desc/>
        </draw:frame>
        <draw:frame draw:id="id183" draw:style-name="a736" draw:name="TextBox 245" svg:x="6.18766in" svg:y="5.53282in" svg:width="0.45615in" svg:height="0.2861in">
          <draw:text-box>
            <text:p text:style-name="a735" text:class-names="" text:cond-style-name=""><text:span text:style-name="a734" text:class-names="">HSV</text:span></text:p>
          </draw:text-box>
          <svg:title/>
          <svg:desc/>
        </draw:frame>
        <draw:connector draw:type="line" svg:x1="7.56698in" svg:y1="5.50964in" svg:x2="7.68216in" svg:y2="5.43149in" draw:id="id184" draw:style-name="a737" draw:name="Straight Connector 1086">
          <svg:title/>
          <svg:desc/>
        </draw:connector>
        <draw:connector draw:type="line" svg:x1="6.36316in" svg:y1="5.47428in" svg:x2="6.47834in" svg:y2="5.39614in" draw:id="id185" draw:style-name="a738" draw:name="Straight Connector 1086">
          <svg:title/>
          <svg:desc/>
        </draw:connector>
        <draw:frame draw:id="id186" draw:style-name="a741" draw:name="TextBox 245" svg:x="7.48415in" svg:y="5.41694in" svg:width="0.28084in" svg:height="0.2861in">
          <draw:text-box>
            <text:p text:style-name="a740" text:class-names="" text:cond-style-name=""><text:span text:style-name="a739" text:class-names="">1</text:span></text:p>
          </draw:text-box>
          <svg:title/>
          <svg:desc/>
        </draw:frame>
        <draw:connector draw:type="line" svg:x1="2.43858in" svg:y1="4.8418in" draw:start-shape="id169" draw:start-glue-point="3" svg:x2="1.4563in" svg:y2="4.8418in" draw:id="id187" draw:style-name="a743" draw:name="Straight Arrow Connector 155">
          <svg:title/>
          <svg:desc/>
        </draw:connector>
        <draw:connector draw:type="line" svg:x1="3.42918in" svg:y1="3.86128in" svg:x2="3.42917in" svg:y2="4.28789in" draw:id="id188" draw:style-name="a744" draw:name="Straight Arrow Connector 116">
          <svg:title/>
          <svg:desc/>
        </draw:connector>
        <draw:connector draw:type="line" svg:x1="1.46447in" svg:y1="4.44205in" svg:x2="2.00263in" svg:y2="4.44205in" draw:id="id189" draw:style-name="a746" draw:name="Straight Arrow Connector 155">
          <svg:title/>
          <svg:desc/>
        </draw:connector>
        <draw:frame draw:id="id190" draw:style-name="a749" draw:name="TextBox 177" svg:x="1.92702in" svg:y="4.29795in" svg:width="1.23451in" svg:height="0.26927in">
          <draw:text-box>
            <text:p text:style-name="a748" text:class-names="" text:cond-style-name=""><text:span text:style-name="a747" text:class-names="">ccd_pixel_clk(cpc)</text:span></text:p>
          </draw:text-box>
          <svg:title/>
          <svg:desc/>
        </draw:frame>
        <draw:frame draw:id="id191" draw:style-name="a753" draw:name="TextBox 177" svg:x="4.39825in" svg:y="2.8922in" svg:width="0.79274in" svg:height="0.26927in">
          <draw:text-box>
            <text:p text:style-name="a752" text:class-names="" text:cond-style-name=""><text:span text:style-name="a750" text:class-names="">CLOCK_50</text:span><text:span text:style-name="a751" text:class-names=""/></text:p>
          </draw:text-box>
          <svg:title/>
          <svg:desc/>
        </draw:frame>
        <draw:connector draw:type="line" svg:x1="4.40701in" svg:y1="4.45895in" svg:x2="4.40701in" svg:y2="4.04058in" draw:id="id192" draw:style-name="a754" draw:name="Straight Arrow Connector 158">
          <svg:title/>
          <svg:desc/>
        </draw:connector>
        <draw:connector draw:type="line" svg:x1="3.18542in" svg:y1="4.44899in" svg:x2="4.40701in" svg:y2="4.44899in" draw:id="id193" draw:style-name="a755" draw:name="Straight Arrow Connector 158">
          <svg:title/>
          <svg:desc/>
        </draw:connector>
        <draw:connector draw:type="line" svg:x1="3.18117in" svg:y1="4.44205in" svg:x2="3.18117in" svg:y2="4.64232in" draw:id="id194" draw:style-name="a757" draw:name="Straight Arrow Connector 158">
          <svg:title/>
          <svg:desc/>
        </draw:connector>
        <draw:connector draw:type="line" svg:x1="3.33844in" svg:y1="4.44899in" svg:x2="3.33844in" svg:y2="5.16977in" draw:id="id195" draw:style-name="a759" draw:name="Straight Arrow Connector 158">
          <svg:title/>
          <svg:desc/>
        </draw:connector>
        <draw:connector draw:type="line" svg:x1="3.19983in" svg:y1="5.71656in" svg:x2="3.19983in" svg:y2="5.58851in" draw:id="id196" draw:style-name="a761" draw:name="Straight Arrow Connector 140">
          <svg:title/>
          <svg:desc/>
        </draw:connector>
        <draw:frame draw:id="id197" draw:style-name="a764" draw:name="TextBox 177" svg:x="3.00244in" svg:y="5.62453in" svg:width="0.39479in" svg:height="0.26927in">
          <draw:text-box>
            <text:p text:style-name="a763" text:class-names="" text:cond-style-name=""><text:span text:style-name="a762" text:class-names="">cpc</text:span></text:p>
          </draw:text-box>
          <svg:title/>
          <svg:desc/>
        </draw:frame>
        <draw:connector draw:type="line" svg:x1="4.46695in" svg:y1="5.77137in" svg:x2="4.46695in" svg:y2="5.64332in" draw:id="id198" draw:style-name="a766" draw:name="Straight Arrow Connector 140">
          <svg:title/>
          <svg:desc/>
        </draw:connector>
        <draw:frame draw:id="id199" draw:style-name="a769" draw:name="TextBox 177" svg:x="4.26956in" svg:y="5.67934in" svg:width="0.39479in" svg:height="0.26927in">
          <draw:text-box>
            <text:p text:style-name="a768" text:class-names="" text:cond-style-name=""><text:span text:style-name="a767" text:class-names="">cpc</text:span></text:p>
          </draw:text-box>
          <svg:title/>
          <svg:desc/>
        </draw:frame>
        <draw:connector draw:type="line" svg:x1="5.58312in" svg:y1="5.77915in" svg:x2="5.58312in" svg:y2="5.6511in" draw:id="id200" draw:style-name="a771" draw:name="Straight Arrow Connector 140">
          <svg:title/>
          <svg:desc/>
        </draw:connector>
        <draw:frame draw:id="id201" draw:style-name="a774" draw:name="TextBox 177" svg:x="5.38573in" svg:y="5.68711in" svg:width="0.39479in" svg:height="0.26927in">
          <draw:text-box>
            <text:p text:style-name="a773" text:class-names="" text:cond-style-name=""><text:span text:style-name="a772" text:class-names="">cpc</text:span></text:p>
          </draw:text-box>
          <svg:title/>
          <svg:desc/>
        </draw:frame>
        <draw:connector draw:type="line" svg:x1="7.30954in" svg:y1="5.78595in" svg:x2="7.30954in" svg:y2="5.6579in" draw:id="id202" draw:style-name="a776" draw:name="Straight Arrow Connector 140">
          <svg:title/>
          <svg:desc/>
        </draw:connector>
        <draw:frame draw:id="id203" draw:style-name="a779" draw:name="TextBox 177" svg:x="7.11215in" svg:y="5.69391in" svg:width="0.39479in" svg:height="0.26927in">
          <draw:text-box>
            <text:p text:style-name="a778" text:class-names="" text:cond-style-name=""><text:span text:style-name="a777" text:class-names="">cpc</text:span></text:p>
          </draw:text-box>
          <svg:title/>
          <svg:desc/>
        </draw:frame>
        <draw:connector draw:type="line" svg:x1="6.48895in" svg:y1="3.87854in" svg:x2="6.62866in" svg:y2="3.87854in" draw:id="id204" draw:style-name="a781" draw:name="Straight Arrow Connector 158">
          <svg:title/>
          <svg:desc/>
        </draw:connector>
        <draw:connector draw:type="line" svg:x1="7.37929in" svg:y1="3.87616in" svg:x2="7.54317in" svg:y2="3.87616in" draw:id="id205" draw:style-name="a783" draw:name="Straight Arrow Connector 158">
          <svg:title/>
          <svg:desc/>
        </draw:connector>
        <draw:connector draw:type="line" svg:x1="8.07121in" svg:y1="5.22049in" svg:x2="8.07121in" svg:y2="4.19123in" draw:id="id206" draw:style-name="a785" draw:name="Straight Arrow Connector 158">
          <svg:title/>
          <svg:desc/>
        </draw:connector>
        <draw:custom-shape svg:x="3.37758in" svg:y="6.07322in" svg:width="1.50971in" svg:height="0.43312in" draw:id="id207" draw:style-name="a790" draw:name="Rectangle 92">
          <svg:title/>
          <svg:desc/>
          <text:p text:style-name="a787" text:class-names="" text:cond-style-name=""><text:span text:style-name="a786" text:class-names="">Dual Clock<text:s text:c="1"/></text:span></text:p>
          <text:p text:style-name="a789" text:class-names="" text:cond-style-name=""><text:span text:style-name="a788" text:class-names="">SDRAM Contro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13243in" svg:y1="6.89996in" svg:x2="4.13243in" svg:y2="6.50634in" draw:end-shape="id207" draw:end-glue-point="2" draw:id="id208" draw:style-name="a791" draw:name="67 Conector recto de flecha">
          <svg:title/>
          <svg:desc/>
        </draw:connector>
        <draw:custom-shape svg:x="2.05656in" svg:y="6.05887in" svg:width="0.97472in" svg:height="0.43312in" draw:id="id209" draw:style-name="a795" draw:name="Rectangle 92">
          <svg:title/>
          <svg:desc/>
          <text:p text:style-name="a794" text:class-names="" text:cond-style-name=""><text:span text:style-name="a792" text:class-names="">VGA Controller</text:span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503in" svg:y="6.17616in" svg:width="0.51312in" svg:height="0.56867in" draw:id="id210" draw:style-name="a798" draw:name="Rectangle 13">
          <svg:title/>
          <svg:desc/>
          <text:p text:style-name="a797" text:class-names="" text:cond-style-name=""><text:span text:style-name="a796" text:class-names="">VG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6145in" svg:y1="6.6382in" svg:x2="4.56145in" svg:y2="6.51015in" draw:id="id211" draw:style-name="a800" draw:name="Straight Arrow Connector 140">
          <svg:title/>
          <svg:desc/>
        </draw:connector>
        <draw:frame draw:id="id212" draw:style-name="a803" draw:name="TextBox 177" svg:x="4.36405in" svg:y="6.54616in" svg:width="0.39479in" svg:height="0.26927in">
          <draw:text-box>
            <text:p text:style-name="a802" text:class-names="" text:cond-style-name=""><text:span text:style-name="a801" text:class-names="">cpc</text:span></text:p>
          </draw:text-box>
          <svg:title/>
          <svg:desc/>
        </draw:frame>
        <draw:connector draw:type="line" svg:x1="3.67035in" svg:y1="6.63785in" svg:x2="3.67035in" svg:y2="6.5098in" draw:id="id213" draw:style-name="a805" draw:name="Straight Arrow Connector 140">
          <svg:title/>
          <svg:desc/>
        </draw:connector>
        <draw:frame draw:id="id214" draw:style-name="a809" draw:name="TextBox 177" svg:x="3.40699in" svg:y="6.54581in" svg:width="0.5701in" svg:height="0.26927in">
          <draw:text-box>
            <text:p text:style-name="a808" text:class-names="" text:cond-style-name=""><text:span text:style-name="a806" text:class-names="">clk_25</text:span><text:span text:style-name="a807" text:class-names=""/></text:p>
          </draw:text-box>
          <svg:title/>
          <svg:desc/>
        </draw:frame>
        <draw:connector draw:type="line" svg:x1="2.5583in" svg:y1="6.62729in" svg:x2="2.5583in" svg:y2="6.49924in" draw:id="id215" draw:style-name="a811" draw:name="Straight Arrow Connector 140">
          <svg:title/>
          <svg:desc/>
        </draw:connector>
        <draw:frame draw:id="id216" draw:style-name="a815" draw:name="TextBox 177" svg:x="2.2984in" svg:y="6.53525in" svg:width="0.5701in" svg:height="0.26927in">
          <draw:text-box>
            <text:p text:style-name="a814" text:class-names="" text:cond-style-name=""><text:span text:style-name="a812" text:class-names="">clk_25</text:span><text:span text:style-name="a813" text:class-names=""/></text:p>
          </draw:text-box>
          <svg:title/>
          <svg:desc/>
        </draw:frame>
        <draw:connector draw:type="line" svg:x1="3.3755in" svg:y1="6.28978in" svg:x2="3.03128in" svg:y2="6.28978in" draw:id="id217" draw:style-name="a817" draw:name="Straight Arrow Connector 93">
          <svg:title/>
          <svg:desc/>
        </draw:connector>
        <draw:connector draw:type="line" svg:x1="2.05656in" svg:y1="6.29136in" svg:x2="1.71233in" svg:y2="6.29136in" draw:id="id218" draw:style-name="a819" draw:name="Straight Arrow Connector 93">
          <svg:title/>
          <svg:desc/>
        </draw:connector>
        <draw:custom-shape svg:width="0.53611in" svg:height="0.16281in" draw:id="id219" draw:style-name="a822" draw:transform="translate(-0.26805in -0.0814in) rotate(-1.5708) translate(5.17885in 6.31107in)" draw:name="Flowchart: Manual Operation 51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ustom-shape svg:width="0.28622in" svg:height="0.139in" draw:id="id220" draw:style-name="a825" draw:transform="translate(-0.14311in -0.0695in) rotate(-1.5708) translate(5.81543in 6.55782in)" draw:name="Flowchart: Manual Operation 524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onnector draw:type="line" svg:x1="6.05464in" svg:y1="6.46049in" svg:x2="5.88493in" svg:y2="6.46049in" draw:id="id221" draw:style-name="a827" draw:name="Straight Arrow Connector 158">
          <svg:title/>
          <svg:desc/>
        </draw:connector>
        <draw:connector draw:type="line" svg:x1="6.06707in" svg:y1="6.62716in" svg:x2="5.89736in" svg:y2="6.62716in" draw:id="id222" draw:style-name="a829" draw:name="Straight Arrow Connector 158">
          <svg:title/>
          <svg:desc/>
        </draw:connector>
        <draw:custom-shape svg:width="0.28622in" svg:height="0.139in" draw:id="id223" draw:style-name="a832" draw:transform="translate(-0.14311in -0.0695in) rotate(-1.5708) translate(6.1821in 6.2736in)" draw:name="Flowchart: Manual Operation 5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onnector draw:type="line" svg:x1="6.40123in" svg:y1="6.1971in" svg:x2="6.23152in" svg:y2="6.1971in" draw:id="id224" draw:style-name="a834" draw:name="Straight Arrow Connector 158">
          <svg:title/>
          <svg:desc/>
        </draw:connector>
        <draw:connector draw:type="line" svg:x1="6.39901in" svg:y1="6.33252in" svg:x2="6.2293in" svg:y2="6.33252in" draw:id="id225" draw:style-name="a836" draw:name="Straight Arrow Connector 158">
          <svg:title/>
          <svg:desc/>
        </draw:connector>
        <draw:frame draw:id="id226" draw:style-name="a839" draw:name="TextBox 245" svg:x="5.97927in" svg:y="6.31487in" svg:width="0.2861in" svg:height="0.2861in">
          <draw:text-box>
            <text:p text:style-name="a838" text:class-names="" text:cond-style-name=""><text:span text:style-name="a837" text:class-names="">R</text:span></text:p>
          </draw:text-box>
          <svg:title/>
          <svg:desc/>
        </draw:frame>
        <draw:frame draw:id="id227" draw:style-name="a842" draw:name="TextBox 245" svg:x="5.98548in" svg:y="6.45792in" svg:width="0.28084in" svg:height="0.2861in">
          <draw:text-box>
            <text:p text:style-name="a841" text:class-names="" text:cond-style-name=""><text:span text:style-name="a840" text:class-names="">0</text:span></text:p>
          </draw:text-box>
          <svg:title/>
          <svg:desc/>
        </draw:frame>
        <draw:custom-shape svg:width="0.28622in" svg:height="0.139in" draw:id="id228" draw:style-name="a845" draw:transform="translate(-0.14311in -0.0695in) rotate(-4.71239) translate(8.60082in 6.28237in)" draw:name="Flowchart: Manual Operation 532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onnector draw:type="line" svg:x1="5.45841in" svg:y1="6.13232in" svg:x2="5.2653in" svg:y2="6.13232in" draw:id="id229" draw:style-name="a847" draw:name="Straight Arrow Connector 140">
          <svg:title/>
          <svg:desc/>
        </draw:connector>
        <draw:frame draw:id="id230" draw:style-name="a850" draw:name="TextBox 245" svg:x="5.36186in" svg:y="5.98669in" svg:width="0.29837in" svg:height="0.2861in">
          <draw:text-box>
            <text:p text:style-name="a849" text:class-names="" text:cond-style-name=""><text:span text:style-name="a848" text:class-names="">H</text:span></text:p>
          </draw:text-box>
          <svg:title/>
          <svg:desc/>
        </draw:frame>
        <draw:custom-shape svg:width="0.28622in" svg:height="0.139in" draw:id="id231" draw:style-name="a853" draw:transform="translate(-0.14311in -0.0695in) rotate(-1.5708) translate(6.59345in 6.05887in)" draw:name="Flowchart: Manual Operation 537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onnector draw:type="line" svg:x1="6.82647in" svg:y1="5.96848in" svg:x2="6.65677in" svg:y2="5.96848in" draw:id="id232" draw:style-name="a855" draw:name="Straight Arrow Connector 158">
          <svg:title/>
          <svg:desc/>
        </draw:connector>
        <draw:connector draw:type="line" svg:x1="6.82772in" svg:y1="6.12473in" svg:x2="6.65802in" svg:y2="6.12473in" draw:id="id233" draw:style-name="a857" draw:name="Straight Arrow Connector 158">
          <svg:title/>
          <svg:desc/>
        </draw:connector>
        <draw:frame draw:id="id234" draw:style-name="a860" draw:name="TextBox 245" svg:x="6.32133in" svg:y="6.06958in" svg:width="0.30012in" svg:height="0.2861in">
          <draw:text-box>
            <text:p text:style-name="a859" text:class-names="" text:cond-style-name=""><text:span text:style-name="a858" text:class-names="">G</text:span></text:p>
          </draw:text-box>
          <svg:title/>
          <svg:desc/>
        </draw:frame>
        <draw:frame draw:id="id235" draw:style-name="a863" draw:name="TextBox 245" svg:x="6.35914in" svg:y="6.19547in" svg:width="0.28084in" svg:height="0.2861in">
          <draw:text-box>
            <text:p text:style-name="a862" text:class-names="" text:cond-style-name=""><text:span text:style-name="a861" text:class-names="">0</text:span></text:p>
          </draw:text-box>
          <svg:title/>
          <svg:desc/>
        </draw:frame>
        <draw:frame draw:id="id236" draw:style-name="a866" draw:name="TextBox 245" svg:x="6.76876in" svg:y="5.83202in" svg:width="0.2861in" svg:height="0.2861in">
          <draw:text-box>
            <text:p text:style-name="a865" text:class-names="" text:cond-style-name=""><text:span text:style-name="a864" text:class-names="">B</text:span></text:p>
          </draw:text-box>
          <svg:title/>
          <svg:desc/>
        </draw:frame>
        <draw:frame draw:id="id237" draw:style-name="a869" draw:name="TextBox 245" svg:x="6.7788in" svg:y="5.97874in" svg:width="0.28084in" svg:height="0.2861in">
          <draw:text-box>
            <text:p text:style-name="a868" text:class-names="" text:cond-style-name=""><text:span text:style-name="a867" text:class-names="">0</text:span></text:p>
          </draw:text-box>
          <svg:title/>
          <svg:desc/>
        </draw:frame>
        <draw:connector draw:type="line" svg:x1="5.74178in" svg:y1="6.52354in" svg:x2="5.26025in" svg:y2="6.52354in" draw:id="id238" draw:style-name="a871" draw:name="Straight Arrow Connector 238">
          <svg:title/>
          <svg:desc/>
        </draw:connector>
        <draw:connector draw:type="line" svg:x1="6.1126in" svg:y1="6.2736in" draw:start-shape="id223" draw:start-glue-point="2" svg:x2="5.67356in" svg:y2="6.27543in" draw:id="id239" draw:style-name="a872" draw:name="Straight Arrow Connector 238">
          <svg:title/>
          <svg:desc/>
        </draw:connector>
        <draw:connector draw:type="line" svg:x1="5.67653in" svg:y1="6.05366in" svg:x2="5.67356in" svg:y2="6.53004in" draw:id="id240" draw:style-name="a873" draw:name="Straight Arrow Connector 238">
          <svg:title/>
          <svg:desc/>
        </draw:connector>
        <draw:connector draw:type="line" svg:x1="6.52395in" svg:y1="6.05887in" draw:start-shape="id231" draw:start-glue-point="2" svg:x2="5.67356in" svg:y2="6.05887in" draw:id="id241" draw:style-name="a874" draw:name="Straight Arrow Connector 238">
          <svg:title/>
          <svg:desc/>
        </draw:connector>
        <draw:connector draw:type="line" svg:x1="5.0822in" svg:y1="6.31108in" svg:x2="4.8891in" svg:y2="6.31108in" draw:id="id242" draw:style-name="a876" draw:name="Straight Arrow Connector 140">
          <svg:title/>
          <svg:desc/>
        </draw:connector>
        <draw:connector draw:type="line" svg:x1="5.19098in" svg:y1="6.53154in" svg:x2="5.18802in" svg:y2="6.89996in" draw:id="id243" draw:style-name="a877" draw:name="Straight Arrow Connector 238">
          <svg:title/>
          <svg:desc/>
        </draw:connector>
        <draw:frame draw:id="id244" draw:style-name="a880" draw:name="TextBox 245" svg:x="5.10858in" svg:y="6.56339in" svg:width="0.76293in" svg:height="0.26927in">
          <draw:text-box>
            <text:p text:style-name="a879" text:class-names="" text:cond-style-name=""><text:span text:style-name="a878" text:class-names="">RGB/Gray</text:span></text:p>
          </draw:text-box>
          <svg:title/>
          <svg:desc/>
        </draw:frame>
        <draw:connector draw:type="line" svg:x1="5.8161in" svg:y1="6.66989in" svg:x2="5.81543in" svg:y2="6.89996in" draw:id="id245" draw:style-name="a881" draw:name="Straight Arrow Connector 238">
          <svg:title/>
          <svg:desc/>
        </draw:connector>
        <draw:frame draw:id="id246" draw:style-name="a884" draw:name="TextBox 245" svg:x="5.73365in" svg:y="6.618in" svg:width="0.46842in" svg:height="0.26927in">
          <draw:text-box>
            <text:p text:style-name="a883" text:class-names="" text:cond-style-name=""><text:span text:style-name="a882" text:class-names="">EN R</text:span></text:p>
          </draw:text-box>
          <svg:title/>
          <svg:desc/>
        </draw:frame>
        <draw:connector draw:type="line" svg:x1="6.20112in" svg:y1="6.40879in" svg:x2="6.20206in" svg:y2="6.89769in" draw:id="id247" draw:style-name="a885" draw:name="Straight Arrow Connector 238">
          <svg:title/>
          <svg:desc/>
        </draw:connector>
        <draw:frame draw:id="id248" draw:style-name="a888" draw:name="TextBox 245" svg:x="6.1099in" svg:y="6.618in" svg:width="0.48069in" svg:height="0.26927in">
          <draw:text-box>
            <text:p text:style-name="a887" text:class-names="" text:cond-style-name=""><text:span text:style-name="a886" text:class-names="">EN G</text:span></text:p>
          </draw:text-box>
          <svg:title/>
          <svg:desc/>
        </draw:frame>
        <draw:connector draw:type="line" svg:x1="6.59345in" svg:y1="6.18701in" svg:x2="6.5944in" svg:y2="6.89996in" draw:id="id249" draw:style-name="a889" draw:name="Straight Arrow Connector 238">
          <svg:title/>
          <svg:desc/>
        </draw:connector>
        <draw:frame draw:id="id250" draw:style-name="a892" draw:name="TextBox 245" svg:x="6.52704in" svg:y="6.60938in" svg:width="0.48069in" svg:height="0.26927in">
          <draw:text-box>
            <text:p text:style-name="a891" text:class-names="" text:cond-style-name=""><text:span text:style-name="a890" text:class-names="">EN B</text:span></text:p>
          </draw:text-box>
          <svg:title/>
          <svg:desc/>
        </draw:frame>
        <draw:custom-shape svg:x="4.85963in" svg:y="6.89769in" svg:width="0.5261in" svg:height="0.21557in" draw:id="id251" draw:style-name="a895" draw:name="Rectangle 142">
          <svg:title/>
          <svg:desc/>
          <text:p text:style-name="a894" text:class-names="" text:cond-style-name=""><text:span text:style-name="a893" text:class-names="">SW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828in" svg:y="6.89769in" svg:width="0.5261in" svg:height="0.21557in" draw:id="id252" draw:style-name="a898" draw:name="Rectangle 142">
          <svg:title/>
          <svg:desc/>
          <text:p text:style-name="a897" text:class-names="" text:cond-style-name=""><text:span text:style-name="a896" text:class-names="">SW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9785in" svg:y="6.89769in" svg:width="0.5261in" svg:height="0.21557in" draw:id="id253" draw:style-name="a901" draw:name="Rectangle 142">
          <svg:title/>
          <svg:desc/>
          <text:p text:style-name="a900" text:class-names="" text:cond-style-name=""><text:span text:style-name="a899" text:class-names="">SW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467in" svg:y="6.89769in" svg:width="0.5261in" svg:height="0.21557in" draw:id="id254" draw:style-name="a904" draw:name="Rectangle 142">
          <svg:title/>
          <svg:desc/>
          <text:p text:style-name="a903" text:class-names="" text:cond-style-name=""><text:span text:style-name="a902" text:class-names="">SW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195in" svg:y="5.80797in" svg:width="0.5261in" svg:height="0.21557in" draw:id="id255" draw:style-name="a907" draw:name="Rectangle 142">
          <svg:title/>
          <svg:desc/>
          <text:p text:style-name="a906" text:class-names="" text:cond-style-name=""><text:span text:style-name="a905" text:class-names="">SW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42in" svg:y1="5.5975in" svg:x2="2.84052in" svg:y2="5.91705in" draw:id="id256" draw:style-name="a908" draw:name="Straight Arrow Connector 238">
          <svg:title/>
          <svg:desc/>
        </draw:connector>
        <draw:connector draw:type="line" svg:x1="2.84798in" svg:y1="5.91705in" svg:x2="1.73306in" svg:y2="5.91705in" draw:id="id257" draw:style-name="a909" draw:name="Straight Arrow Connector 238">
          <svg:title/>
          <svg:desc/>
        </draw:connector>
        <draw:frame draw:id="id258" draw:style-name="a912" draw:name="TextBox 245" svg:x="1.91471in" svg:y="5.70053in" svg:width="0.83306in" svg:height="0.26927in">
          <draw:text-box>
            <text:p text:style-name="a911" text:class-names="" text:cond-style-name=""><text:span text:style-name="a910" text:class-names="">EN capture</text:span></text:p>
          </draw:text-box>
          <svg:title/>
          <svg:desc/>
        </draw:frame>
        <draw:custom-shape svg:x="7.21663in" svg:y="5.97659in" svg:width="1.06999in" svg:height="0.3063in" draw:id="id259" draw:style-name="a916" draw:name="Rectangle 92">
          <svg:title/>
          <svg:desc/>
          <text:p text:style-name="a915" text:class-names="" text:cond-style-name=""><text:span text:style-name="a913" text:class-names="">Frame rate</text:span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1551in" svg:y="6.33611in" svg:width="1.06999in" svg:height="0.43312in" draw:id="id260" draw:style-name="a920" draw:name="Rectangle 92">
          <svg:title/>
          <svg:desc/>
          <text:p text:style-name="a919" text:class-names="" text:cond-style-name=""><text:span text:style-name="a917" text:class-names="">Camera Exposure</text:span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28014in" svg:y1="6.17363in" svg:x2="8.52489in" svg:y2="6.17231in" draw:id="id261" draw:style-name="a922" draw:name="Straight Arrow Connector 238">
          <svg:title/>
          <svg:desc/>
        </draw:connector>
        <draw:connector draw:type="line" svg:x1="8.28727in" svg:y1="6.35568in" svg:x2="8.52489in" svg:y2="6.35568in" draw:id="id262" draw:style-name="a924" draw:name="Straight Arrow Connector 238">
          <svg:title/>
          <svg:desc/>
        </draw:connector>
        <draw:custom-shape svg:x="8.86919in" svg:y="5.8917in" svg:width="0.69825in" svg:height="0.59945in" draw:id="id263" draw:style-name="a930" draw:name="Rectangle 87">
          <svg:title/>
          <svg:desc/>
          <text:p text:style-name="a926" text:class-names="" text:cond-style-name=""><text:span text:style-name="a925" text:class-names="">7 seg</text:span></text:p>
          <text:p text:style-name="a929" text:class-names="" text:cond-style-name=""><text:span text:style-name="a927" text:class-names="">display</text:span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5101in" svg:y="1.32724in" svg:width="0.77211in" svg:height="1.07577in" draw:id="id264" draw:style-name="a936" draw:name="Rectangle 87">
          <svg:title/>
          <svg:desc/>
          <text:p text:style-name="a932" text:class-names="" text:cond-style-name=""><text:span text:style-name="a931" text:class-names="">UART to USB</text:span></text:p>
          <text:p text:style-name="a935" text:class-names="" text:cond-style-name=""><text:span text:style-name="a933" text:class-names="">(Serial Console)</text:span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66332in" svg:y1="1.50267in" svg:x2="8.85101in" svg:y2="1.50267in" draw:id="id265" draw:style-name="a938" draw:name="Straight Arrow Connector 125">
          <svg:title/>
          <svg:desc/>
        </draw:connector>
        <draw:connector draw:type="line" svg:x1="8.60082in" svg:y1="6.38129in" svg:x2="8.60082in" svg:y2="6.95849in" draw:id="id266" draw:style-name="a939" draw:name="Straight Arrow Connector 238">
          <svg:title/>
          <svg:desc/>
        </draw:connector>
        <draw:custom-shape svg:x="8.21266in" svg:y="6.89769in" svg:width="0.5261in" svg:height="0.21557in" draw:id="id267" draw:style-name="a942" draw:name="Rectangle 142">
          <svg:title/>
          <svg:desc/>
          <text:p text:style-name="a941" text:class-names="" text:cond-style-name=""><text:span text:style-name="a940" text:class-names="">SW8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946" draw:name="TextBox 177" svg:x="1.89334in" svg:y="4.44973in" svg:width="0.60866in" svg:height="0.26927in">
          <draw:text-box>
            <text:p text:style-name="a945" text:class-names="" text:cond-style-name=""><text:span text:style-name="a943" text:class-names="">96MHz</text:span><text:span text:style-name="a944" text:class-names=""/></text:p>
          </draw:text-box>
          <svg:title/>
          <svg:desc/>
        </draw:frame>
        <draw:frame draw:id="id269" draw:style-name="a950" draw:name="TextBox 177" svg:x="2.00755in" svg:y="4.6329in" svg:width="0.38427in" svg:height="0.26927in">
          <draw:text-box>
            <text:p text:style-name="a949" text:class-names="" text:cond-style-name=""><text:span text:style-name="a947" text:class-names="">I2C</text:span><text:span text:style-name="a948" text:class-names=""/></text:p>
          </draw:text-box>
          <svg:title/>
          <svg:desc/>
        </draw:frame>
        <draw:custom-shape svg:x="5.36186in" svg:y="5.14149in" svg:width="3.23896in" svg:height="0.58043in" draw:id="id270" draw:style-name="a953" draw:name="Rectangle 308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draw:style-name="a956" draw:name="TextBox 309" svg:x="5.65705in" svg:y="5.65345in" svg:width="1.38639in" svg:height="0.30293in">
          <draw:text-box>
            <text:p text:style-name="a955" text:class-names="" text:cond-style-name=""><text:span text:style-name="a954" text:class-names="">Image processing</text:span></text:p>
          </draw:text-box>
          <svg:title/>
          <svg:desc/>
        </draw:frame>
        <draw:custom-shape svg:x="7.83668in" svg:y="5.21865in" svg:width="0.72019in" svg:height="0.43312in" draw:id="id272" draw:style-name="a963" draw:name="Rectangle 92">
          <svg:title/>
          <svg:desc/>
          <text:p text:style-name="a959" text:class-names="" text:cond-style-name=""><text:span text:style-name="a957" text:class-names="">Erode</text:span><text:span text:style-name="a958" text:class-names=""/></text:p>
          <text:p text:style-name="a962" text:class-names="" text:cond-style-name=""><text:span text:style-name="a960" text:class-names="">Dilate</text:span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3701in" svg:y1="3.88977in" svg:x2="5.33701in" svg:y2="3.14232in" draw:id="id273" draw:style-name="a964" draw:name="Straight Arrow Connector 158">
          <svg:title/>
          <svg:desc/>
        </draw:connector>
        <draw:connector draw:type="line" svg:x1="7.0108in" svg:y1="3.55705in" svg:x2="7.0108in" svg:y2="3.33358in" draw:id="id274" draw:style-name="a966" draw:name="Straight Arrow Connector 158">
          <svg:title/>
          <svg:desc/>
        </draw:connector>
        <draw:connector draw:type="line" svg:x1="7.91417in" svg:y1="3.55705in" svg:x2="7.91417in" svg:y2="3.33358in" draw:id="id275" draw:style-name="a968" draw:name="Straight Arrow Connector 158">
          <svg:title/>
          <svg:desc/>
        </draw:connector>
        <draw:frame draw:id="id276" draw:style-name="a972" draw:name="114 CuadroTexto" svg:x="5.6421in" svg:y="2.90084in" svg:width="0.69281in" svg:height="0.23561in">
          <draw:text-box>
            <text:p text:style-name="a971" text:class-names="" text:cond-style-name=""><text:span text:style-name="a969" text:class-names="">128bit<text:s text:c="1"/></text:span><text:span text:style-name="a970" text:class-names="">AXI<text:s text:c="1"/></text:span></text:p>
          </draw:text-box>
          <svg:title/>
          <svg:desc/>
        </draw:frame>
        <draw:frame draw:id="id277" draw:style-name="a978" draw:name="114 CuadroTexto" svg:x="4.96685in" svg:y="3.86844in" svg:width="0.8015in" svg:height="0.23561in">
          <draw:text-box>
            <text:p text:style-name="a977" text:class-names="" text:cond-style-name=""><text:span text:style-name="a973" text:class-names="">32<text:s text:c="1"/></text:span><text:span text:style-name="a974" text:class-names="">bit<text:s text:c="1"/></text:span><text:span text:style-name="a975" text:class-names="">Avalon</text:span><text:span text:style-name="a976" text:class-names=""/></text:p>
          </draw:text-box>
          <svg:title/>
          <svg:desc/>
        </draw:frame>
        <draw:frame draw:id="id278" draw:style-name="a984" draw:name="114 CuadroTexto" svg:x="4.31978in" svg:y="3.33358in" svg:width="0.8015in" svg:height="0.23561in">
          <draw:text-box>
            <text:p text:style-name="a983" text:class-names="" text:cond-style-name=""><text:span text:style-name="a979" text:class-names="">32<text:s text:c="1"/></text:span><text:span text:style-name="a980" text:class-names="">bit<text:s text:c="1"/></text:span><text:span text:style-name="a981" text:class-names="">Avalon</text:span><text:span text:style-name="a982" text:class-names=""/></text:p>
          </draw:text-box>
          <svg:title/>
          <svg:desc/>
        </draw:frame>
        <draw:frame draw:id="id279" draw:style-name="a990" draw:name="114 CuadroTexto" svg:x="5.14043in" svg:y="2.819in" svg:width="0.69281in" svg:height="0.23561in">
          <draw:text-box>
            <text:p text:style-name="a989" text:class-names="" text:cond-style-name=""><text:span text:style-name="a985" text:class-names="">128<text:s text:c="1"/></text:span><text:span text:style-name="a986" text:class-names="">bit<text:s text:c="1"/></text:span><text:span text:style-name="a987" text:class-names="">AXI</text:span><text:span text:style-name="a988" text:class-names=""/></text:p>
          </draw:text-box>
          <svg:title/>
          <svg:desc/>
        </draw:frame>
        <draw:frame draw:id="id280" draw:style-name="a995" draw:transform="translate(-0.46211in -0.14305in) rotate(-1.5708) translate(8.19677in 4.68815in)" draw:name="TextBox 245" svg:width="0.92422in" svg:height="0.2861in">
          <draw:text-box>
            <text:p text:style-name="a994" text:class-names="" text:cond-style-name=""><text:span text:style-name="a991" text:class-names="">8-bit<text:s text:c="1"/></text:span><text:span text:style-name="a992" text:class-names="">binary</text:span><text:span text:style-name="a993" text:class-names=""/></text:p>
          </draw:text-box>
          <svg:title/>
          <svg:desc/>
        </draw:frame>
        <draw:connector draw:type="line" svg:x1="7.05964in" svg:y1="4.8418in" svg:x2="7.05964in" svg:y2="4.22604in" draw:id="id281" draw:style-name="a997" draw:name="Straight Arrow Connector 158">
          <svg:title/>
          <svg:desc/>
        </draw:connector>
        <draw:connector draw:type="line" svg:x1="6.06455in" svg:y1="4.68815in" svg:x2="6.06942in" svg:y2="4.21484in" draw:id="id282" draw:style-name="a999" draw:name="Straight Arrow Connector 158">
          <svg:title/>
          <svg:desc/>
        </draw:connector>
        <draw:connector draw:type="line" svg:x1="6.21395in" svg:y1="4.84715in" svg:x2="7.05964in" svg:y2="4.84714in" draw:id="id283" draw:style-name="a1000" draw:name="Straight Connector 136">
          <svg:title/>
          <svg:desc/>
        </draw:connector>
        <draw:connector draw:type="line" svg:x1="5.0822in" svg:y1="4.68815in" svg:x2="6.06976in" svg:y2="4.68815in" draw:id="id284" draw:style-name="a1001" draw:name="Straight Connector 136">
          <svg:title/>
          <svg:desc/>
        </draw:connector>
        <draw:frame draw:id="id285" draw:style-name="a1005" draw:name="TextBox 245" svg:x="5.10414in" svg:y="4.44882in" svg:width="0.87513in" svg:height="0.2861in">
          <draw:text-box>
            <text:p text:style-name="a1004" text:class-names="" text:cond-style-name=""><text:span text:style-name="a1002" text:class-names="">24-bit RGB</text:span><text:span text:style-name="a1003" text:class-names=""/></text:p>
          </draw:text-box>
          <svg:title/>
          <svg:desc/>
        </draw:frame>
        <draw:connector draw:type="line" svg:x1="5.01796in" svg:y1="4.88087in" svg:x2="5.13314in" svg:y2="4.80272in" draw:id="id286" draw:style-name="a1006" draw:name="Straight Connector 1086">
          <svg:title/>
          <svg:desc/>
        </draw:connector>
        <draw:frame draw:id="id287" draw:style-name="a1009" draw:name="TextBox 245" svg:x="5.06049in" svg:y="4.71242in" svg:width="0.42635in" svg:height="0.2861in">
          <draw:text-box>
            <text:p text:style-name="a1008" text:class-names="" text:cond-style-name=""><text:span text:style-name="a1007" text:class-names="">3x8</text:span></text:p>
          </draw:text-box>
          <svg:title/>
          <svg:desc/>
        </draw:frame>
        <draw:frame draw:id="id288" draw:style-name="a1012" draw:name="TextBox 245" svg:x="7.77375in" svg:y="4.5451in" svg:width="0.28084in" svg:height="0.2861in">
          <draw:text-box>
            <text:p text:style-name="a1011" text:class-names="" text:cond-style-name=""><text:span text:style-name="a1010" text:class-names="">8</text:span></text:p>
          </draw:text-box>
          <svg:title/>
          <svg:desc/>
        </draw:frame>
        <draw:connector draw:type="line" svg:x1="8.0043in" svg:y1="4.719in" svg:x2="8.11948in" svg:y2="4.64085in" draw:id="id289" draw:style-name="a1013" draw:name="Straight Connector 108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86" svg:viewBox="0 0 20 30" svg:d="m10 0-10 30h20z"/>
    <draw:marker draw:name="a411" svg:viewBox="0 0 20 30" svg:d="m10 0-10 30h20z"/>
    <draw:marker draw:name="a833" svg:viewBox="0 0 20 30" svg:d="m10 0-10 30h20z"/>
    <draw:marker draw:name="a707" svg:viewBox="0 0 20 30" svg:d="m10 0-10 30h20z"/>
    <draw:marker draw:name="a624" svg:viewBox="0 0 20 30" svg:d="m10 0-10 30h20z"/>
    <draw:marker draw:name="a835" svg:viewBox="0 0 20 30" svg:d="m10 0-10 30h20z"/>
    <draw:marker draw:name="a489" svg:viewBox="0 0 20 30" svg:d="m10 0-10 30h20z"/>
    <draw:marker draw:name="a543" svg:viewBox="0 0 20 30" svg:d="m10 0-10 30h20z"/>
    <draw:marker draw:name="a965" svg:viewBox="0 0 20 30" svg:d="m10 0-10 30h20z"/>
    <draw:marker draw:name="a418" svg:viewBox="0 0 20 30" svg:d="m10 0-10 30h20z"/>
    <draw:marker draw:name="a967" svg:viewBox="0 0 20 30" svg:d="m10 0-10 30h20z"/>
    <draw:marker draw:name="a756" svg:viewBox="0 0 20 30" svg:d="m10 0-10 30h20z"/>
    <draw:marker draw:name="a545" svg:viewBox="0 0 20 30" svg:d="m10 0-10 30h20z"/>
    <draw:marker draw:name="a758" svg:viewBox="0 0 20 30" svg:d="m10 0-10 30h20z"/>
    <draw:marker draw:name="a810" svg:viewBox="0 0 20 30" svg:d="m10 0-10 30h20z"/>
    <draw:marker draw:name="a592" svg:viewBox="0 0 20 30" svg:d="m10 0-10 30h20z"/>
    <draw:marker draw:name="a520" svg:viewBox="0 0 20 30" svg:d="m10 0-10 30h20z"/>
    <draw:marker draw:name="a816" svg:viewBox="0 0 20 30" svg:d="m10 0-10 30h20z"/>
    <draw:marker draw:name="a522" svg:viewBox="0 0 20 30" svg:d="m10 0-10 30h20z"/>
    <draw:marker draw:name="a818" svg:viewBox="0 0 20 30" svg:d="m10 0-10 30h20z"/>
    <draw:marker draw:name="a608" svg:viewBox="0 0 20 30" svg:d="m10 0-10 30h20z"/>
    <draw:marker draw:name="a780" svg:viewBox="0 0 20 30" svg:d="m10 0-10 30h20z"/>
    <draw:marker draw:name="a782" svg:viewBox="0 0 20 30" svg:d="m10 0-10 30h20z"/>
    <draw:marker draw:name="a784" svg:viewBox="0 0 20 30" svg:d="m10 0-10 30h20z"/>
    <draw:marker draw:name="a574" svg:viewBox="0 0 20 30" svg:d="m10 0-10 30h20z"/>
    <draw:marker draw:name="a996" svg:viewBox="0 0 20 30" svg:d="m10 0-10 30h20z"/>
    <draw:marker draw:name="a659" svg:viewBox="0 0 20 30" svg:d="m10 0-10 30h20z"/>
    <draw:marker draw:name="a921" svg:viewBox="0 0 20 30" svg:d="m10 0-10 30h20z"/>
    <draw:marker draw:name="a998" svg:viewBox="0 0 20 30" svg:d="m10 0-10 30h20z"/>
    <draw:marker draw:name="a577" svg:viewBox="0 0 20 30" svg:d="m10 0-10 30h20z"/>
    <draw:marker draw:name="a923" svg:viewBox="0 0 20 30" svg:d="m10 0-10 30h20z"/>
    <draw:marker draw:name="a495" svg:viewBox="0 0 20 30" svg:d="m10 0-10 30h20z"/>
    <draw:marker draw:name="a504" svg:viewBox="0 0 20 30" svg:d="m10 0-10 30h20z"/>
    <draw:marker draw:name="a760" svg:viewBox="0 0 20 30" svg:d="m10 0-10 30h20z"/>
    <draw:marker draw:name="a718" svg:viewBox="0 0 20 30" svg:d="m10 0-10 30h20z"/>
    <draw:marker draw:name="a550" svg:viewBox="0 0 20 30" svg:d="m10 0-10 30h20z"/>
    <draw:marker draw:name="a846" svg:viewBox="0 0 20 30" svg:d="m10 0-10 30h20z"/>
    <draw:marker draw:name="a509" svg:viewBox="0 0 20 30" svg:d="m10 0-10 30h20z"/>
    <draw:marker draw:name="a638" svg:viewBox="0 0 20 30" svg:d="m10 0-10 30h20z"/>
    <draw:marker draw:name="a765" svg:viewBox="0 0 20 30" svg:d="m10 0-10 30h20z"/>
    <draw:marker draw:name="a476" svg:viewBox="0 0 20 30" svg:d="m10 0-10 30h20z"/>
    <draw:marker draw:name="a400" svg:viewBox="0 0 20 30" svg:d="m10 0-10 30h20z"/>
    <draw:marker draw:name="a478" svg:viewBox="0 0 20 30" svg:d="m10 0-10 30h20z"/>
    <draw:marker draw:name="a742" svg:viewBox="0 0 20 30" svg:d="m10 0-10 30h20z"/>
    <draw:marker draw:name="a826" svg:viewBox="0 0 20 30" svg:d="m10 0-10 30h20z"/>
    <draw:marker draw:name="a397" svg:viewBox="0 0 20 30" svg:d="m10 0-10 30h20z"/>
    <draw:marker draw:name="a870" svg:viewBox="0 0 20 30" svg:d="m10 0-10 30h20z"/>
    <draw:marker draw:name="a828" svg:viewBox="0 0 20 30" svg:d="m10 0-10 30h20z"/>
    <draw:marker draw:name="a534" svg:viewBox="0 0 20 30" svg:d="m10 0-10 30h20z"/>
    <draw:marker draw:name="a745" svg:viewBox="0 0 20 30" svg:d="m10 0-10 30h20z"/>
    <draw:marker draw:name="a407" svg:viewBox="0 0 20 30" svg:d="m10 0-10 30h20z"/>
    <draw:marker draw:name="a409" svg:viewBox="0 0 20 30" svg:d="m10 0-10 30h20z"/>
    <draw:marker draw:name="a875" svg:viewBox="0 0 20 30" svg:d="m10 0-10 30h20z"/>
    <draw:marker draw:name="a584" svg:viewBox="0 0 20 30" svg:d="m10 0-10 30h20z"/>
    <draw:marker draw:name="a804" svg:viewBox="0 0 20 30" svg:d="m10 0-10 30h20z"/>
    <draw:marker draw:name="a459" svg:viewBox="0 0 20 30" svg:d="m10 0-10 30h20z"/>
    <draw:marker draw:name="a799" svg:viewBox="0 0 20 30" svg:d="m10 0-10 30h20z"/>
    <draw:marker draw:name="a589" svg:viewBox="0 0 20 30" svg:d="m10 0-10 30h20z"/>
    <draw:marker draw:name="a937" svg:viewBox="0 0 20 30" svg:d="m10 0-10 30h20z"/>
    <draw:marker draw:name="a516" svg:viewBox="0 0 20 30" svg:d="m10 0-10 30h20z"/>
    <draw:marker draw:name="a854" svg:viewBox="0 0 20 30" svg:d="m10 0-10 30h20z"/>
    <draw:marker draw:name="a770" svg:viewBox="0 0 20 30" svg:d="m10 0-10 30h20z"/>
    <draw:marker draw:name="a560" svg:viewBox="0 0 20 30" svg:d="m10 0-10 30h20z"/>
    <draw:marker draw:name="a518" svg:viewBox="0 0 20 30" svg:d="m10 0-10 30h20z"/>
    <draw:marker draw:name="a856" svg:viewBox="0 0 20 30" svg:d="m10 0-10 30h20z"/>
    <draw:marker draw:name="a562" svg:viewBox="0 0 20 30" svg:d="m10 0-10 30h20z"/>
    <draw:marker draw:name="a647" svg:viewBox="0 0 20 30" svg:d="m10 0-10 30h20z"/>
    <draw:marker draw:name="a691" svg:viewBox="0 0 20 30" svg:d="m10 0-10 30h20z"/>
    <draw:marker draw:name="a775" svg:viewBox="0 0 20 30" svg:d="m10 0-10 30h20z"/>
    <draw:stroke-dash draw:name="a597" draw:style="rect" draw:dots1="1" draw:dots1-length="0.02778in" draw:distance="0.0277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/11/2017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9/11/2017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9/11/2017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9/11/2017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9/11/2017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9/11/2017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9/11/2017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9/11/2017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9/11/2017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9/11/2017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9/11/2017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9/11/2017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Roberto Fernández Molanes</meta:initial-creator>
    <dc:creator>Roberto Fernández Molanes</dc:creator>
    <meta:creation-date>2017-02-14T18:55:31Z</meta:creation-date>
    <dc:date>2017-11-30T09:41:13Z</dc:date>
    <meta:editing-cycles>32</meta:editing-cycles>
    <meta:editing-duration>PT162827S</meta:editing-duration>
    <meta:document-statistic meta:paragraph-count="136" meta:word-count="232"/>
  </office:meta>
</office:document-meta>
</file>